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paragraph-rsid="006d93e2"/>
    </style:style>
    <style:style style:name="P70" style:family="paragraph" style:parent-style-name="Code">
      <style:text-properties officeooo:paragraph-rsid="0070d7f6"/>
    </style:style>
    <style:style style:name="P71" style:family="paragraph" style:parent-style-name="Text_20_body">
      <style:text-properties officeooo:rsid="0070d7f6" officeooo:paragraph-rsid="0070d7f6"/>
    </style:style>
    <style:style style:name="P72" style:family="paragraph" style:parent-style-name="Text_20_body">
      <style:text-properties officeooo:rsid="0074374c" officeooo:paragraph-rsid="0074374c"/>
    </style:style>
    <style:style style:name="P7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76" style:family="paragraph" style:parent-style-name="Text_20_body">
      <style:text-properties officeooo:rsid="0075ad29" officeooo:paragraph-rsid="0075ad29"/>
    </style:style>
    <style:style style:name="P77" style:family="paragraph" style:parent-style-name="Text_20_body">
      <style:text-properties officeooo:rsid="0075ad29" officeooo:paragraph-rsid="0075c646"/>
    </style:style>
    <style:style style:name="P78" style:family="paragraph" style:parent-style-name="Text_20_body">
      <style:text-properties officeooo:rsid="0075c646" officeooo:paragraph-rsid="0075c646"/>
    </style:style>
    <style:style style:name="P79" style:family="paragraph" style:parent-style-name="Text_20_body">
      <style:text-properties officeooo:rsid="0075c646" officeooo:paragraph-rsid="00776ee6"/>
    </style:style>
    <style:style style:name="P80" style:family="paragraph" style:parent-style-name="Text_20_body">
      <style:paragraph-properties fo:margin-left="0cm" fo:margin-right="0cm" fo:orphans="2" fo:widows="2" fo:text-indent="0cm" style:auto-text-indent="false"/>
    </style:style>
    <style:style style:name="P81" style:family="paragraph" style:parent-style-name="Standard">
      <style:paragraph-properties fo:margin-left="0cm" fo:margin-right="0cm" fo:orphans="2" fo:widows="2" fo:text-indent="0cm" style:auto-text-indent="false"/>
    </style:style>
    <style:style style:name="P82" style:family="paragraph" style:parent-style-name="Code">
      <style:text-properties officeooo:paragraph-rsid="007dc9b8"/>
    </style:style>
    <style:style style:name="P83" style:family="paragraph" style:parent-style-name="Text_20_body">
      <style:text-properties officeooo:rsid="007e6dd5" officeooo:paragraph-rsid="007e6dd5"/>
    </style:style>
    <style:style style:name="P84" style:family="paragraph" style:parent-style-name="Text_20_body">
      <style:text-properties officeooo:rsid="007c74a1" officeooo:paragraph-rsid="007c74a1"/>
    </style:style>
    <style:style style:name="P85" style:family="paragraph" style:parent-style-name="Text_20_body">
      <style:text-properties officeooo:rsid="007fd042" officeooo:paragraph-rsid="007fd042"/>
    </style:style>
    <style:style style:name="P86" style:family="paragraph" style:parent-style-name="Standard">
      <style:text-properties officeooo:paragraph-rsid="007fd042"/>
    </style:style>
    <style:style style:name="P87" style:family="paragraph" style:parent-style-name="Text_20_body">
      <style:text-properties officeooo:paragraph-rsid="007fd042"/>
    </style:style>
    <style:style style:name="P88" style:family="paragraph" style:parent-style-name="Code">
      <style:text-properties officeooo:rsid="0081f22f" officeooo:paragraph-rsid="0081f22f"/>
    </style:style>
    <style:style style:name="P89" style:family="paragraph" style:parent-style-name="Text_20_body">
      <style:text-properties officeooo:rsid="0081f22f" officeooo:paragraph-rsid="0081f22f"/>
    </style:style>
    <style:style style:name="P90" style:family="paragraph" style:parent-style-name="Code">
      <style:text-properties officeooo:rsid="0081f22f" officeooo:paragraph-rsid="0086af22"/>
    </style:style>
    <style:style style:name="P91" style:family="paragraph" style:parent-style-name="Text_20_body">
      <style:text-properties officeooo:rsid="0081f22f" officeooo:paragraph-rsid="0086af22"/>
    </style:style>
    <style:style style:name="P92" style:family="paragraph" style:parent-style-name="Code">
      <style:text-properties officeooo:paragraph-rsid="0081f22f"/>
    </style:style>
    <style:style style:name="P93" style:family="paragraph" style:parent-style-name="Text_20_body">
      <style:text-properties officeooo:paragraph-rsid="0081f22f"/>
    </style:style>
    <style:style style:name="P94" style:family="paragraph" style:parent-style-name="Code">
      <style:text-properties officeooo:paragraph-rsid="00838dee"/>
    </style:style>
    <style:style style:name="P95" style:family="paragraph" style:parent-style-name="Code">
      <style:text-properties officeooo:paragraph-rsid="0086af22"/>
    </style:style>
    <style:style style:name="P96" style:family="paragraph" style:parent-style-name="Text_20_body">
      <style:text-properties officeooo:paragraph-rsid="0086af22"/>
    </style:style>
    <style:style style:name="P97" style:family="paragraph" style:parent-style-name="Text_20_body">
      <style:text-properties officeooo:rsid="00805da1" officeooo:paragraph-rsid="00805da1"/>
    </style:style>
    <style:style style:name="P98" style:family="paragraph" style:parent-style-name="Text_20_body">
      <style:text-properties officeooo:rsid="00805da1" officeooo:paragraph-rsid="0086af22"/>
    </style:style>
    <style:style style:name="P99" style:family="paragraph" style:parent-style-name="Text_20_body">
      <style:text-properties officeooo:rsid="008c1270" officeooo:paragraph-rsid="008c1270"/>
    </style:style>
    <style:style style:name="P100" style:family="paragraph" style:parent-style-name="Text_20_body">
      <style:text-properties officeooo:rsid="008fbcf1" officeooo:paragraph-rsid="008fbcf1"/>
    </style:style>
    <style:style style:name="P101" style:family="paragraph" style:parent-style-name="Standard">
      <style:text-properties officeooo:paragraph-rsid="008fbcf1"/>
    </style:style>
    <style:style style:name="P102" style:family="paragraph" style:parent-style-name="Text_20_body">
      <style:text-properties officeooo:paragraph-rsid="008fbcf1"/>
    </style:style>
    <style:style style:name="P103" style:family="paragraph" style:parent-style-name="Text_20_body">
      <style:text-properties officeooo:rsid="00911bb1" officeooo:paragraph-rsid="00911bb1"/>
    </style:style>
    <style:style style:name="P104" style:family="paragraph" style:parent-style-name="Code">
      <style:text-properties officeooo:paragraph-rsid="00944fee"/>
    </style:style>
    <style:style style:name="P105" style:family="paragraph" style:parent-style-name="Text_20_body">
      <style:text-properties officeooo:rsid="00944fee" officeooo:paragraph-rsid="00944fee"/>
    </style:style>
    <style:style style:name="P106" style:family="paragraph" style:parent-style-name="Text_20_body">
      <style:text-properties officeooo:rsid="0094f43b" officeooo:paragraph-rsid="0094f43b"/>
    </style:style>
    <style:style style:name="P107" style:family="paragraph" style:parent-style-name="Code">
      <style:text-properties officeooo:paragraph-rsid="0096962a"/>
    </style:style>
    <style:style style:name="P108" style:family="paragraph" style:parent-style-name="Heading_20_1">
      <style:text-properties officeooo:paragraph-rsid="002c24db"/>
    </style:style>
    <style:style style:name="P109" style:family="paragraph" style:parent-style-name="Heading_20_1">
      <style:text-properties officeooo:paragraph-rsid="002f5469"/>
    </style:style>
    <style:style style:name="P110" style:family="paragraph" style:parent-style-name="Heading_20_1">
      <style:text-properties officeooo:paragraph-rsid="00382920"/>
    </style:style>
    <style:style style:name="P111" style:family="paragraph" style:parent-style-name="Heading_20_1">
      <style:text-properties officeooo:rsid="00395ac7" officeooo:paragraph-rsid="00395ac7"/>
    </style:style>
    <style:style style:name="P112" style:family="paragraph" style:parent-style-name="Heading_20_1">
      <style:text-properties officeooo:rsid="004d1bb2" officeooo:paragraph-rsid="004d1bb2"/>
    </style:style>
    <style:style style:name="P113" style:family="paragraph" style:parent-style-name="Heading_20_1">
      <style:text-properties officeooo:rsid="004f0ba2" officeooo:paragraph-rsid="004f0ba2"/>
    </style:style>
    <style:style style:name="P114" style:family="paragraph" style:parent-style-name="Heading_20_1">
      <style:text-properties officeooo:rsid="00531685" officeooo:paragraph-rsid="00531685"/>
    </style:style>
    <style:style style:name="P115" style:family="paragraph" style:parent-style-name="Heading_20_1">
      <style:text-properties officeooo:rsid="00566e22" officeooo:paragraph-rsid="00566e22"/>
    </style:style>
    <style:style style:name="P116" style:family="paragraph" style:parent-style-name="Heading_20_1">
      <style:text-properties officeooo:rsid="0058a8f9" officeooo:paragraph-rsid="0058a8f9"/>
    </style:style>
    <style:style style:name="P117" style:family="paragraph" style:parent-style-name="Heading_20_1">
      <style:text-properties officeooo:rsid="005e40a9" officeooo:paragraph-rsid="005e40a9"/>
    </style:style>
    <style:style style:name="P118" style:family="paragraph" style:parent-style-name="Heading_20_1">
      <style:text-properties officeooo:rsid="005fb212" officeooo:paragraph-rsid="005fb212"/>
    </style:style>
    <style:style style:name="P119" style:family="paragraph" style:parent-style-name="Heading_20_1">
      <style:text-properties officeooo:rsid="0061bc1a" officeooo:paragraph-rsid="0061bc1a"/>
    </style:style>
    <style:style style:name="P120" style:family="paragraph" style:parent-style-name="Heading_20_1">
      <style:text-properties officeooo:rsid="0064cfaa" officeooo:paragraph-rsid="0064cfaa"/>
    </style:style>
    <style:style style:name="P121" style:family="paragraph" style:parent-style-name="Heading_20_1">
      <style:text-properties officeooo:rsid="00671493" officeooo:paragraph-rsid="00671493"/>
    </style:style>
    <style:style style:name="P122" style:family="paragraph" style:parent-style-name="Heading_20_1">
      <style:text-properties officeooo:rsid="00686851" officeooo:paragraph-rsid="00686851"/>
    </style:style>
    <style:style style:name="P123" style:family="paragraph" style:parent-style-name="Heading_20_1">
      <style:text-properties officeooo:rsid="006a4585" officeooo:paragraph-rsid="006a4585"/>
    </style:style>
    <style:style style:name="P124" style:family="paragraph" style:parent-style-name="Heading_20_1">
      <style:text-properties officeooo:rsid="006d93e2" officeooo:paragraph-rsid="006d93e2"/>
    </style:style>
    <style:style style:name="P125" style:family="paragraph" style:parent-style-name="Heading_20_1">
      <style:text-properties officeooo:rsid="006dc51b" officeooo:paragraph-rsid="006dc51b"/>
    </style:style>
    <style:style style:name="P126" style:family="paragraph" style:parent-style-name="Heading_20_1">
      <style:text-properties officeooo:rsid="0070d7f6" officeooo:paragraph-rsid="0070d7f6"/>
    </style:style>
    <style:style style:name="P127" style:family="paragraph" style:parent-style-name="Heading_20_1">
      <style:text-properties officeooo:rsid="0074374c" officeooo:paragraph-rsid="0074374c"/>
    </style:style>
    <style:style style:name="P128" style:family="paragraph" style:parent-style-name="Heading_20_1">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29" style:family="paragraph" style:parent-style-name="Heading_20_1">
      <style:text-properties officeooo:rsid="007a67cf" officeooo:paragraph-rsid="007a67cf"/>
    </style:style>
    <style:style style:name="P130" style:family="paragraph" style:parent-style-name="Heading_20_1">
      <style:text-properties officeooo:rsid="007e6dd5" officeooo:paragraph-rsid="007e6dd5"/>
    </style:style>
    <style:style style:name="P131" style:family="paragraph" style:parent-style-name="Heading_20_1">
      <style:text-properties officeooo:rsid="007fd042" officeooo:paragraph-rsid="007fd042"/>
    </style:style>
    <style:style style:name="P132" style:family="paragraph" style:parent-style-name="Heading_20_1">
      <style:text-properties officeooo:rsid="00805da1" officeooo:paragraph-rsid="00805da1"/>
    </style:style>
    <style:style style:name="P133" style:family="paragraph" style:parent-style-name="Heading_20_1">
      <style:text-properties officeooo:rsid="00853fd1" officeooo:paragraph-rsid="00853fd1"/>
    </style:style>
    <style:style style:name="P134" style:family="paragraph" style:parent-style-name="Heading_20_1">
      <style:text-properties officeooo:rsid="008c1270" officeooo:paragraph-rsid="008c1270"/>
    </style:style>
    <style:style style:name="P135" style:family="paragraph" style:parent-style-name="Heading_20_1">
      <style:text-properties officeooo:rsid="008fbcf1" officeooo:paragraph-rsid="008fbcf1"/>
    </style:style>
    <style:style style:name="P136" style:family="paragraph" style:parent-style-name="Heading_20_1">
      <style:text-properties officeooo:rsid="00944fee" officeooo:paragraph-rsid="00944fee"/>
    </style:style>
    <style:style style:name="P137" style:family="paragraph" style:parent-style-name="Heading_20_1">
      <style:text-properties officeooo:rsid="0094f43b" officeooo:paragraph-rsid="0094f43b"/>
    </style:style>
    <style:style style:name="P138" style:family="paragraph" style:parent-style-name="Heading_20_1">
      <style:text-properties officeooo:paragraph-rsid="008fbcf1"/>
    </style:style>
    <style:style style:name="P139" style:family="paragraph" style:parent-style-name="Heading_20_1">
      <style:text-properties officeooo:rsid="0096962a" officeooo:paragraph-rsid="0096962a"/>
    </style:style>
    <style:style style:name="P140" style:family="paragraph" style:parent-style-name="Heading_20_2">
      <style:text-properties officeooo:paragraph-rsid="00686851"/>
    </style:style>
    <style:style style:name="P141"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42" style:family="paragraph" style:parent-style-name="Heading_20_2">
      <style:text-properties officeooo:paragraph-rsid="007b6ece"/>
    </style:style>
    <style:style style:name="P143" style:family="paragraph" style:parent-style-name="Heading_20_2">
      <style:text-properties officeooo:paragraph-rsid="007a67cf"/>
    </style:style>
    <style:style style:name="P144" style:family="paragraph" style:parent-style-name="Heading_20_2">
      <style:text-properties officeooo:rsid="007c74a1" officeooo:paragraph-rsid="007c74a1"/>
    </style:style>
    <style:style style:name="P145" style:family="paragraph" style:parent-style-name="Heading_20_3">
      <style:text-properties officeooo:paragraph-rsid="00686851"/>
    </style:style>
    <style:style style:name="P146"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47"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8" style:family="paragraph" style:parent-style-name="Text_20_body" style:list-style-name="L1">
      <style:text-properties officeooo:rsid="002b10b0" officeooo:paragraph-rsid="002b10b0"/>
    </style:style>
    <style:style style:name="P149" style:family="paragraph" style:parent-style-name="Text_20_body" style:list-style-name="L2">
      <style:text-properties officeooo:rsid="002b10b0" officeooo:paragraph-rsid="002b10b0"/>
    </style:style>
    <style:style style:name="P150" style:family="paragraph" style:parent-style-name="Text_20_body" style:list-style-name="L3">
      <style:text-properties officeooo:rsid="002b10dd" officeooo:paragraph-rsid="002b10dd"/>
    </style:style>
    <style:style style:name="P151" style:family="paragraph" style:parent-style-name="Text_20_body" style:list-style-name="L4">
      <style:text-properties officeooo:rsid="002b10dd" officeooo:paragraph-rsid="002b10dd"/>
    </style:style>
    <style:style style:name="P152" style:family="paragraph" style:parent-style-name="Text_20_body" style:list-style-name="L5">
      <style:text-properties officeooo:rsid="0031dc96" officeooo:paragraph-rsid="0031dc96"/>
    </style:style>
    <style:style style:name="P153" style:family="paragraph" style:parent-style-name="Text_20_body" style:list-style-name="L6">
      <style:text-properties officeooo:rsid="0032bd23" officeooo:paragraph-rsid="0032bd23"/>
    </style:style>
    <style:style style:name="P154" style:family="paragraph" style:parent-style-name="Text_20_body" style:list-style-name="L7">
      <style:text-properties officeooo:rsid="0032bd23" officeooo:paragraph-rsid="0032bd23"/>
    </style:style>
    <style:style style:name="P155" style:family="paragraph" style:parent-style-name="Text_20_body" style:list-style-name="L8">
      <style:text-properties officeooo:rsid="003644f5" officeooo:paragraph-rsid="003644f5"/>
    </style:style>
    <style:style style:name="P156" style:family="paragraph" style:parent-style-name="Text_20_body" style:list-style-name="L9">
      <style:text-properties officeooo:rsid="003d1231" officeooo:paragraph-rsid="003d1231"/>
    </style:style>
    <style:style style:name="P157" style:family="paragraph" style:parent-style-name="Text_20_body" style:list-style-name="L10">
      <style:text-properties officeooo:rsid="003d1231" officeooo:paragraph-rsid="003d1231"/>
    </style:style>
    <style:style style:name="P158" style:family="paragraph" style:parent-style-name="Text_20_body" style:list-style-name="L11">
      <style:text-properties officeooo:rsid="00499aab" officeooo:paragraph-rsid="00499aab"/>
    </style:style>
    <style:style style:name="P159" style:family="paragraph" style:parent-style-name="Text_20_body" style:list-style-name="L12">
      <style:text-properties officeooo:rsid="00499aab" officeooo:paragraph-rsid="00499aab"/>
    </style:style>
    <style:style style:name="P160" style:family="paragraph" style:parent-style-name="Text_20_body" style:list-style-name="L13">
      <style:text-properties officeooo:rsid="00531685" officeooo:paragraph-rsid="00531685"/>
    </style:style>
    <style:style style:name="P161" style:family="paragraph" style:parent-style-name="Text_20_body" style:list-style-name="L14">
      <style:text-properties officeooo:rsid="005e40a9" officeooo:paragraph-rsid="005e40a9"/>
    </style:style>
    <style:style style:name="P162" style:family="paragraph" style:parent-style-name="Text_20_body" style:list-style-name="L15">
      <style:text-properties officeooo:rsid="0061bc1a" officeooo:paragraph-rsid="0061bc1a"/>
    </style:style>
    <style:style style:name="P163" style:family="paragraph" style:parent-style-name="Text_20_body" style:list-style-name="L15">
      <style:text-properties officeooo:rsid="0061bc1a" officeooo:paragraph-rsid="0063a28c"/>
    </style:style>
    <style:style style:name="P164" style:family="paragraph" style:parent-style-name="Text_20_body" style:list-style-name="L16">
      <style:text-properties officeooo:rsid="0075ad29" officeooo:paragraph-rsid="0075ad29"/>
    </style:style>
    <style:style style:name="P165" style:family="paragraph" style:parent-style-name="Text_20_body" style:list-style-name="L17">
      <style:text-properties officeooo:paragraph-rsid="0075c646"/>
    </style:style>
    <style:style style:name="P166" style:family="paragraph" style:parent-style-name="Text_20_body" style:list-style-name="L18">
      <style:text-properties officeooo:paragraph-rsid="0075c646"/>
    </style:style>
    <style:style style:name="P167" style:family="paragraph" style:parent-style-name="Text_20_body" style:list-style-name="L18">
      <style:text-properties officeooo:rsid="0075c646" officeooo:paragraph-rsid="0075c646"/>
    </style:style>
    <style:style style:name="P168" style:family="paragraph" style:parent-style-name="Text_20_body" style:list-style-name="L18">
      <style:text-properties officeooo:rsid="0075c646" officeooo:paragraph-rsid="00776ee6"/>
    </style:style>
    <style:style style:name="P169" style:family="paragraph" style:parent-style-name="Text_20_body" style:list-style-name="L19">
      <style:text-properties officeooo:paragraph-rsid="0075c646"/>
    </style:style>
    <style:style style:name="P170" style:family="paragraph" style:parent-style-name="Text_20_body" style:list-style-name="L19">
      <style:text-properties officeooo:rsid="00776ee6" officeooo:paragraph-rsid="00776ee6"/>
    </style:style>
    <style:style style:name="P171"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2"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3"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5" style:family="paragraph" style:parent-style-name="Text_20_body" style:list-style-name="L24"/>
    <style:style style:name="P176" style:family="paragraph" style:parent-style-name="Text_20_body" style:list-style-name="L24">
      <style:paragraph-properties fo:margin-top="0cm" fo:margin-bottom="0cm" style:contextual-spacing="false"/>
    </style:style>
    <style:style style:name="P177" style:family="paragraph" style:parent-style-name="Text_20_body" style:list-style-name="L25"/>
    <style:style style:name="P178" style:family="paragraph" style:parent-style-name="Text_20_body" style:list-style-name="L25">
      <style:paragraph-properties fo:margin-top="0cm" fo:margin-bottom="0cm" style:contextual-spacing="false"/>
    </style:style>
    <style:style style:name="P179" style:family="paragraph" style:parent-style-name="Text_20_body">
      <style:text-properties officeooo:rsid="0094f43b" officeooo:paragraph-rsid="0096962a"/>
    </style:style>
    <style:style style:name="P180" style:family="paragraph" style:parent-style-name="Text_20_body">
      <style:text-properties officeooo:rsid="006dc51b" officeooo:paragraph-rsid="0096962a"/>
    </style:style>
    <style:style style:name="P181" style:family="paragraph" style:parent-style-name="Text_20_body">
      <style:text-properties officeooo:rsid="0096f85b" officeooo:paragraph-rsid="0096f85b"/>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a31515" loext:opacity="100%" style:font-name="Droid Sans Mono" fo:font-size="10.5pt" fo:font-weight="normal" fo:background-color="#ffffff" loext:char-shading-value="0"/>
    </style:style>
    <style:style style:name="T7" style:family="text">
      <style:text-properties fo:color="#a31515" loext:opacity="100%" style:font-name="Droid Sans Mono" fo:font-size="10.5pt" fo:font-weight="normal" officeooo:rsid="007e6dd5" fo:background-color="#ffffff" loext:char-shading-value="0"/>
    </style:style>
    <style:style style:name="T8" style:family="text">
      <style:text-properties fo:color="#a31515" loext:opacity="100%" officeooo:rsid="007de8c9"/>
    </style:style>
    <style:style style:name="T9" style:family="text">
      <style:text-properties fo:color="#a31515" loext:opacity="100%" officeooo:rsid="00838dee"/>
    </style:style>
    <style:style style:name="T10" style:family="text">
      <style:text-properties fo:color="#811f3f" loext:opacity="100%"/>
    </style:style>
    <style:style style:name="T11" style:family="text">
      <style:text-properties fo:color="#800000" loext:opacity="100%"/>
    </style:style>
    <style:style style:name="T12" style:family="text">
      <style:text-properties fo:color="#800000" loext:opacity="100%" style:font-name="Droid Sans Mono" fo:font-size="10.5pt" fo:font-weight="normal" fo:background-color="#ffffff" loext:char-shading-value="0"/>
    </style:style>
    <style:style style:name="T13" style:family="text">
      <style:text-properties fo:color="#e50000" loext:opacity="100%"/>
    </style:style>
    <style:style style:name="T14" style:family="text">
      <style:text-properties fo:color="#e50000" loext:opacity="100%" style:font-name="Droid Sans Mono" fo:font-size="10.5pt" fo:font-weight="normal" fo:background-color="#ffffff" loext:char-shading-value="0"/>
    </style:style>
    <style:style style:name="T15" style:family="text">
      <style:text-properties fo:color="#0451a5" loext:opacity="100%"/>
    </style:style>
    <style:style style:name="T16" style:family="text">
      <style:text-properties officeooo:rsid="002f5469"/>
    </style:style>
    <style:style style:name="T17" style:family="text">
      <style:text-properties officeooo:rsid="00306525"/>
    </style:style>
    <style:style style:name="T18" style:family="text">
      <style:text-properties style:text-position="super 58%"/>
    </style:style>
    <style:style style:name="T19" style:family="text">
      <style:text-properties officeooo:rsid="0032bd23"/>
    </style:style>
    <style:style style:name="T20" style:family="text">
      <style:text-properties officeooo:rsid="0033934f"/>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font-weight="normal" officeooo:rsid="0034372b" style:font-weight-asian="normal" style:font-weight-complex="normal"/>
    </style:style>
    <style:style style:name="T24" style:family="text">
      <style:text-properties officeooo:rsid="003644f5"/>
    </style:style>
    <style:style style:name="T25" style:family="text">
      <style:text-properties officeooo:rsid="00366218"/>
    </style:style>
    <style:style style:name="T26" style:family="text">
      <style:text-properties officeooo:rsid="00382920"/>
    </style:style>
    <style:style style:name="T27" style:family="text">
      <style:text-properties officeooo:rsid="00395ac7"/>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000000" loext:opacity="100%" style:font-name="Droid Sans Mono" fo:font-size="10.5pt" fo:font-weight="normal" officeooo:rsid="006a4585" fo:background-color="#ffffff" loext:char-shading-value="0"/>
    </style:style>
    <style:style style:name="T30" style:family="text">
      <style:text-properties officeooo:rsid="0045107a"/>
    </style:style>
    <style:style style:name="T31" style:family="text">
      <style:text-properties officeooo:rsid="00470802"/>
    </style:style>
    <style:style style:name="T32" style:family="text">
      <style:text-properties officeooo:rsid="0049b75a"/>
    </style:style>
    <style:style style:name="T33" style:family="text">
      <style:text-properties officeooo:rsid="004f0ba2"/>
    </style:style>
    <style:style style:name="T34" style:family="text">
      <style:text-properties officeooo:rsid="005487bd"/>
    </style:style>
    <style:style style:name="T35" style:family="text">
      <style:text-properties fo:color="#cd3131" loext:opacity="100%"/>
    </style:style>
    <style:style style:name="T36" style:family="text">
      <style:text-properties officeooo:rsid="0063a28c"/>
    </style:style>
    <style:style style:name="T37" style:family="text">
      <style:text-properties officeooo:rsid="00671493"/>
    </style:style>
    <style:style style:name="T38" style:family="text">
      <style:text-properties officeooo:rsid="0067ddc1"/>
    </style:style>
    <style:style style:name="T39" style:family="text">
      <style:text-properties officeooo:rsid="00686851"/>
    </style:style>
    <style:style style:name="T40" style:family="text">
      <style:text-properties officeooo:rsid="006d93e2"/>
    </style:style>
    <style:style style:name="T41" style:family="text">
      <style:text-properties officeooo:rsid="006f2146"/>
    </style:style>
    <style:style style:name="T42" style:family="text">
      <style:text-properties officeooo:rsid="0070d7f6"/>
    </style:style>
    <style:style style:name="T43" style:family="text">
      <style:text-properties officeooo:rsid="0075ad29"/>
    </style:style>
    <style:style style:name="T44" style:family="text">
      <style:text-properties officeooo:rsid="0075c646"/>
    </style:style>
    <style:style style:name="T45" style:family="text">
      <style:text-properties officeooo:rsid="00776ee6"/>
    </style:style>
    <style:style style:name="T46" style:family="text">
      <style:text-properties fo:font-variant="normal" fo:text-transform="none" fo:color="#222222" loext:opacity="100%" style:font-name="Arial" fo:font-size="12pt" fo:letter-spacing="normal" fo:font-style="normal" fo:font-weight="normal"/>
    </style:style>
    <style:style style:name="T47"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48" style:family="text">
      <style:text-properties fo:font-variant="normal" fo:text-transform="none" fo:color="#222222" loext:opacity="100%" fo:letter-spacing="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c74a1"/>
    </style:style>
    <style:style style:name="T52" style:family="text">
      <style:text-properties officeooo:rsid="007dc9b8"/>
    </style:style>
    <style:style style:name="T53" style:family="text">
      <style:text-properties officeooo:rsid="007de8c9"/>
    </style:style>
    <style:style style:name="T54" style:family="text">
      <style:text-properties officeooo:rsid="007e6dd5"/>
    </style:style>
    <style:style style:name="T55" style:family="text">
      <style:text-properties officeooo:rsid="007fd042"/>
    </style:style>
    <style:style style:name="T56" style:family="text">
      <style:text-properties officeooo:rsid="0081f22f"/>
    </style:style>
    <style:style style:name="T57" style:family="text">
      <style:text-properties officeooo:rsid="0086af22"/>
    </style:style>
    <style:style style:name="T58" style:family="text">
      <style:text-properties fo:font-weight="bold"/>
    </style:style>
    <style:style style:name="T59" style:family="text">
      <style:text-properties officeooo:rsid="00944fee"/>
    </style:style>
    <style:style style:name="T60" style:family="text">
      <style:text-properties officeooo:rsid="0096962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148">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149">La viabilisation est réalisée. L’architecture du site et tout ce qui ne se voit pas comme la gestion des erreurs, des logs, des bases de données …</text:p>
        </text:list-item>
        <text:list-item>
          <text:p text:style-name="P149">Les murs porteurs sont construits : l’aspect général du site avec la barre de navigation.</text:p>
        </text:list-item>
        <text:list-item>
          <text:p text:style-name="P149">La porte principale : la connexion des utilisateurs pour l’accès à leurs données.</text:p>
        </text:list-item>
        <text:list-item>
          <text:p text:style-name="P149">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50">Un « simple » adhérent pour tester :</text:p>
          <text:list>
            <text:list-item>
              <text:p text:style-name="P150">Gérer son compte</text:p>
            </text:list-item>
            <text:list-item>
              <text:p text:style-name="P150">Gérer ses préférences</text:p>
            </text:list-item>
          </text:list>
        </text:list-item>
      </text:list>
      <text:list text:style-name="L4">
        <text:list-item>
          <text:p text:style-name="P151">Un animateur pour tester</text:p>
          <text:list>
            <text:list-item>
              <text:p text:style-name="P151">Gérer des évènements</text:p>
            </text:list-item>
            <text:list-item>
              <text:p text:style-name="P151">Connaitre la liste des personnes intéressées par un évènement.</text:p>
            </text:list-item>
          </text:list>
        </text:list-item>
      </text:list>
      <text:p text:style-name="P3">Ce rôle vous permettra d’accéder aux visites de chantier avec l’architecte ;-)</text:p>
      <text:h text:style-name="P108"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text:soft-page-break/>Lorsque tous les points soulevés par les différents bêta-testeurs auront été traités, la fonctionnalité sera considérée comme opérationnelle.</text:p>
      <text:h text:style-name="Heading_20_1" text:outline-level="1">Proposer le premier test</text:h>
      <text:p text:style-name="P26"><text:span text:style-name="T20">Après avoir proposé de devenir bêta-testeur, et p</text:span>our faire suite <text:span text:style-name="T20">au message de remerciement adresser aux volontaires</text:span>, j’aimerais faire un nouveau courriel amical et humoristique pour inviter les bêta-testeurs à faire leur 1<text:span text:style-name="T18">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52">fournir la copie d’écran avec le message d’erreur</text:p>
        </text:list-item>
        <text:list-item>
          <text:p text:style-name="P152">indiquer la démarche pour que je puisse reproduire le problème afin de le corriger.</text:p>
        </text:list-item>
      </text:list>
      <text:p text:style-name="P26">Pour ce 1<text:span text:style-name="T18">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19">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53">Envoi de l’invitation (ce message une semaine avant les tests)</text:p>
        </text:list-item>
        <text:list-item>
          <text:p text:style-name="P153">Tests</text:p>
        </text:list-item>
        <text:list-item>
          <text:p text:style-name="P153">Envoi la semaine suivant les tests d’un compte rendu avec la synthèse :</text:p>
        </text:list-item>
      </text:list>
      <text:list text:style-name="L7">
        <text:list-item>
          <text:list>
            <text:list-item>
              <text:p text:style-name="P154">des problèmes détectés</text:p>
            </text:list-item>
            <text:list-item>
              <text:p text:style-name="P154">des propositions d’évolutions</text:p>
            </text:list-item>
          </text:list>
        </text:list-item>
      </text:list>
      <text:h text:style-name="Heading_20_1" text:outline-level="1">Refactoring</text:h>
      <text:p text:style-name="P23">This classes display paged data. I would like a refactoring to follow DRY concept. Class « Display » is the model to follow with filtering as an option.</text:p>
      <text:p text:style-name="P8"><text:soft-page-break/><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8">&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8">&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9">// First page button</text:p>
      <text:p text:style-name="P5"><text:soft-page-break/>$html .= <text:span text:style-name="T5">'&lt;a href="?page=1" class="'</text:span> . ($currentPage == <text:span text:style-name="T4">1</text:span> ? <text:span text:style-name="T5">'disabled'</text:span> : <text:span text:style-name="T5">''</text:span>) . <text:span text:style-name="T5">'"&gt;⟪&lt;/a&gt;'</text:span>;</text:p>
      <text:p text:style-name="P19">//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9">//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9">//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9">//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22"/>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0">'/\[(.</text:span>*<text:span text:style-name="T10">?)\] ErrorException: (.</text:span>*<text:span text:style-name="T10">?) in (.</text:span>*<text:span text:style-name="T10">?) on line (\d</text:span>+<text:span text:style-name="T10">)\nStack trace:\n((?:(?!</text:span>^<text:span text:style-name="T10">\[).</text:span>*<text:span text:style-name="T10">\n)</text:span>*<text:span text:style-name="T10">)/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oft-page-break/><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1">&lt;!DOCTYPE</text:span> <text:span text:style-name="T13">html</text:span><text:span text:style-name="T11">&gt;</text:span></text:p>
      <text:p text:style-name="P20">&lt;html&gt;</text:p>
      <text:p text:style-name="P20">&lt;head&gt;</text:p>
      <text:p text:style-name="P5"><text:span text:style-name="T11">&lt;title&gt;</text:span>Error Log Viewer<text:span text:style-name="T11">&lt;/title&gt;</text:span></text:p>
      <text:p text:style-name="P20">&lt;style&gt;</text:p>
      <text:p text:style-name="P5"><text:span text:style-name="T11">table</text:span> { <text:span text:style-name="T13">width</text:span>: <text:span text:style-name="T4">100%</text:span>; <text:span text:style-name="T13">border-collapse</text:span>: <text:span text:style-name="T15">collapse</text:span>; <text:span text:style-name="T13">margin</text:span>: <text:span text:style-name="T4">20px</text:span> <text:span text:style-name="T4">0</text:span>; }</text:p>
      <text:p text:style-name="P5"><text:span text:style-name="T11">th</text:span>, <text:span text:style-name="T11">td</text:span> { <text:span text:style-name="T13">padding</text:span>: <text:span text:style-name="T4">8px</text:span>; <text:span text:style-name="T13">border</text:span>: <text:span text:style-name="T4">1px</text:span> <text:span text:style-name="T15">solid</text:span> <text:span text:style-name="T15">#ddd</text:span>; <text:span text:style-name="T13">text-align</text:span>: <text:span text:style-name="T15">left</text:span>; }</text:p>
      <text:p text:style-name="P5"><text:span text:style-name="T11">th</text:span> { <text:span text:style-name="T13">background-color</text:span>: <text:span text:style-name="T15">#f5f5f5</text:span>; }</text:p>
      <text:p text:style-name="P5"><text:span text:style-name="T11">.tooltip</text:span> { <text:span text:style-name="T13">position</text:span>: <text:span text:style-name="T15">relative</text:span>; <text:span text:style-name="T13">display</text:span>: <text:span text:style-name="T15">inline-block</text:span>; <text:span text:style-name="T13">cursor</text:span>: <text:span text:style-name="T15">pointer</text:span>; }</text:p>
      <text:p text:style-name="P5"><text:span text:style-name="T11">.tooltip</text:span> <text:span text:style-name="T11">.tooltiptext</text:span> {</text:p>
      <text:p text:style-name="P5"><text:span text:style-name="T13">visibility</text:span>: <text:span text:style-name="T15">hidden</text:span>;</text:p>
      <text:p text:style-name="P5"><text:span text:style-name="T13">width</text:span>: <text:span text:style-name="T4">500px</text:span>;</text:p>
      <text:p text:style-name="P5"><text:span text:style-name="T13">background-color</text:span>: <text:span text:style-name="T15">black</text:span>;</text:p>
      <text:p text:style-name="P5"><text:span text:style-name="T13">color</text:span>: <text:span text:style-name="T15">#fff</text:span>;</text:p>
      <text:p text:style-name="P5"><text:span text:style-name="T13">text-align</text:span>: <text:span text:style-name="T15">left</text:span>;</text:p>
      <text:p text:style-name="P5"><text:span text:style-name="T13">padding</text:span>: <text:span text:style-name="T4">5px</text:span>;</text:p>
      <text:p text:style-name="P5"><text:span text:style-name="T13">position</text:span>: <text:span text:style-name="T15">absolute</text:span>;</text:p>
      <text:p text:style-name="P5"><text:span text:style-name="T13">z-index</text:span>: <text:span text:style-name="T4">1</text:span>;</text:p>
      <text:p text:style-name="P5"><text:span text:style-name="T13">bottom</text:span>: <text:span text:style-name="T4">125%</text:span>;</text:p>
      <text:p text:style-name="P5"><text:span text:style-name="T13">left</text:span>: <text:span text:style-name="T4">50%</text:span>;</text:p>
      <text:p text:style-name="P5"><text:span text:style-name="T13">margin-left</text:span>: <text:span text:style-name="T4">-250px</text:span>;</text:p>
      <text:p text:style-name="P5"><text:span text:style-name="T13">white-space</text:span>: <text:span text:style-name="T15">pre</text:span>;</text:p>
      <text:p text:style-name="P5">}</text:p>
      <text:p text:style-name="P5"><text:span text:style-name="T11">.tooltip:hover</text:span> <text:span text:style-name="T11">.tooltiptext</text:span> { <text:span text:style-name="T13">visibility</text:span>: <text:span text:style-name="T15">visible</text:span>; }</text:p>
      <text:p text:style-name="P5"><text:span text:style-name="T11">.navigation</text:span> { <text:span text:style-name="T13">margin</text:span>: <text:span text:style-name="T4">20px</text:span> <text:span text:style-name="T4">0</text:span>; }</text:p>
      <text:p text:style-name="P5"><text:span text:style-name="T11">.navigation</text:span> <text:span text:style-name="T11">a</text:span>, <text:span text:style-name="T11">.navigation</text:span> <text:span text:style-name="T11">button</text:span> {</text:p>
      <text:p text:style-name="P5"><text:span text:style-name="T13">padding</text:span>: <text:span text:style-name="T4">5px</text:span> <text:span text:style-name="T4">10px</text:span>;</text:p>
      <text:p text:style-name="P5"><text:span text:style-name="T13">margin</text:span>: <text:span text:style-name="T4">0</text:span> <text:span text:style-name="T4">5px</text:span>;</text:p>
      <text:p text:style-name="P5"><text:span text:style-name="T13">text-decoration</text:span>: <text:span text:style-name="T15">none</text:span>;</text:p>
      <text:p text:style-name="P5"><text:span text:style-name="T13">border</text:span>: <text:span text:style-name="T4">1px</text:span> <text:span text:style-name="T15">solid</text:span> <text:span text:style-name="T15">#ddd</text:span>;</text:p>
      <text:p text:style-name="P5"><text:span text:style-name="T13">background-color</text:span>: <text:span text:style-name="T15">#f5f5f5</text:span>;</text:p>
      <text:p text:style-name="P5"><text:span text:style-name="T13">color</text:span>: <text:span text:style-name="T15">#333</text:span>;</text:p>
      <text:p text:style-name="P5">}</text:p>
      <text:p text:style-name="P5"><text:span text:style-name="T11">.message</text:span> { </text:p>
      <text:p text:style-name="P5"><text:span text:style-name="T13">padding</text:span>: <text:span text:style-name="T4">10px</text:span>; </text:p>
      <text:p text:style-name="P5"><text:span text:style-name="T13">margin</text:span>: <text:span text:style-name="T4">10px</text:span> <text:span text:style-name="T4">0</text:span>; </text:p>
      <text:p text:style-name="P5"><text:span text:style-name="T13">background-color</text:span>: <text:span text:style-name="T15">#dff0d8</text:span>; </text:p>
      <text:p text:style-name="P5"><text:soft-page-break/><text:span text:style-name="T13">border</text:span>: <text:span text:style-name="T4">1px</text:span> <text:span text:style-name="T15">solid</text:span> <text:span text:style-name="T15">#d6e9c6</text:span>; </text:p>
      <text:p text:style-name="P5"><text:span text:style-name="T13">color</text:span>: <text:span text:style-name="T15">#3c763d</text:span>; </text:p>
      <text:p text:style-name="P5">}</text:p>
      <text:p text:style-name="P20">&lt;/style&gt;</text:p>
      <text:p text:style-name="P20">&lt;/head&gt;</text:p>
      <text:p text:style-name="P20">&lt;body&gt;</text:p>
      <text:p text:style-name="P5"><text:span text:style-name="T11">&lt;?php</text:span> <text:span text:style-name="T2">if</text:span> (<text:span text:style-name="T2">$this</text:span>-&gt;message): <text:span text:style-name="T11">?&gt;</text:span></text:p>
      <text:p text:style-name="P5"><text:span text:style-name="T11">&lt;div</text:span> <text:span text:style-name="T13">class</text:span>=<text:span text:style-name="T2">"message"</text:span><text:span text:style-name="T11">&gt;&lt;?php</text:span> echo htmlspecialchars(<text:span text:style-name="T2">$this</text:span>-&gt;message); <text:span text:style-name="T11">?&gt;&lt;/div&gt;</text:span></text:p>
      <text:p text:style-name="P5"><text:span text:style-name="T11">&lt;?php</text:span> <text:span text:style-name="T2">endif</text:span>; <text:span text:style-name="T11">?&gt;</text:span></text:p>
      <text:p text:style-name="P22"/>
      <text:p text:style-name="P5"><text:span text:style-name="T11">&lt;div</text:span> <text:span text:style-name="T13">class</text:span>=<text:span text:style-name="T2">"navigation"</text:span><text:span text:style-name="T11">&gt;</text:span></text:p>
      <text:p text:style-name="P5"><text:span text:style-name="T11">&lt;a</text:span> <text:span text:style-name="T13">href</text:span>=<text:span text:style-name="T2">"?page=1"</text:span><text:span text:style-name="T11">&gt;</text:span>First<text:span text:style-name="T11">&lt;/a&gt;</text:span></text:p>
      <text:p text:style-name="P5"><text:span text:style-name="T11">&lt;a</text:span> <text:span text:style-name="T13">href</text:span>=<text:span text:style-name="T2">"?page=</text:span><text:span text:style-name="T11">&lt;?php</text:span> echo max(<text:span text:style-name="T4">1</text:span>, <text:span text:style-name="T2">$this</text:span>-&gt;currentPage - <text:span text:style-name="T4">1</text:span>); <text:span text:style-name="T11">?&gt;</text:span><text:span text:style-name="T2">"</text:span><text:span text:style-name="T11">&gt;</text:span>Previous<text:span text:style-name="T11">&lt;/a&gt;</text:span></text:p>
      <text:p text:style-name="P5"><text:span text:style-name="T11">&lt;span&gt;</text:span>Page <text:span text:style-name="T11">&lt;?php</text:span> echo <text:span text:style-name="T2">$this</text:span>-&gt;currentPage; <text:span text:style-name="T11">?&gt;</text:span> of <text:span text:style-name="T11">&lt;?php</text:span> echo $totalPages; <text:span text:style-name="T11">?&gt;&lt;/span&gt;</text:span></text:p>
      <text:p text:style-name="P5"><text:span text:style-name="T11">&lt;a</text:span> <text:span text:style-name="T13">href</text:span>=<text:span text:style-name="T2">"?page=</text:span><text:span text:style-name="T11">&lt;?php</text:span> echo min($totalPages, <text:span text:style-name="T2">$this</text:span>-&gt;currentPage + <text:span text:style-name="T4">1</text:span>); <text:span text:style-name="T11">?&gt;</text:span><text:span text:style-name="T2">"</text:span><text:span text:style-name="T11">&gt;</text:span>Next<text:span text:style-name="T11">&lt;/a&gt;</text:span></text:p>
      <text:p text:style-name="P5"><text:span text:style-name="T11">&lt;form</text:span> <text:span text:style-name="T13">method</text:span>=<text:span text:style-name="T2">"post"</text:span> <text:span text:style-name="T13">style</text:span>=<text:span text:style-name="T2">"display: inline;"</text:span><text:span text:style-name="T11">&gt;</text:span></text:p>
      <text:p text:style-name="P5"><text:span text:style-name="T11">&lt;button</text:span> <text:span text:style-name="T13">type</text:span>=<text:span text:style-name="T2">"submit"</text:span> <text:span text:style-name="T13">name</text:span>=<text:span text:style-name="T2">"clear_log"</text:span> <text:span text:style-name="T13">onclick</text:span>=<text:span text:style-name="T2">"return confirm(</text:span><text:span text:style-name="T5">'Are you sure you want to clear the error log?'</text:span><text:span text:style-name="T2">);"</text:span><text:span text:style-name="T11">&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1">&lt;th&gt;</text:span>Date Time<text:span text:style-name="T11">&lt;/th&gt;</text:span></text:p>
      <text:p text:style-name="P5"><text:span text:style-name="T11">&lt;th&gt;</text:span>File<text:span text:style-name="T11">&lt;/th&gt;</text:span></text:p>
      <text:p text:style-name="P5"><text:span text:style-name="T11">&lt;th&gt;</text:span>Line<text:span text:style-name="T11">&lt;/th&gt;</text:span></text:p>
      <text:p text:style-name="P5"><text:span text:style-name="T11">&lt;th&gt;</text:span>Stack Trace<text:span text:style-name="T11">&lt;/th&gt;</text:span></text:p>
      <text:p text:style-name="P20">&lt;/tr&gt;</text:p>
      <text:p text:style-name="P20">&lt;/thead&gt;</text:p>
      <text:p text:style-name="P20">&lt;tbody&gt;</text:p>
      <text:p text:style-name="P5"><text:span text:style-name="T11">&lt;?php</text:span> <text:span text:style-name="T2">foreach</text:span> ($errors as $error): <text:span text:style-name="T11">?&gt;</text:span></text:p>
      <text:p text:style-name="P20">&lt;tr&gt;</text:p>
      <text:p text:style-name="P5"><text:span text:style-name="T11">&lt;td&gt;&lt;?php</text:span> echo htmlspecialchars($error[<text:span text:style-name="T5">'datetime'</text:span>]); <text:span text:style-name="T11">?&gt;&lt;/td&gt;</text:span></text:p>
      <text:p text:style-name="P5"><text:span text:style-name="T11">&lt;td&gt;&lt;?php</text:span> echo htmlspecialchars($error[<text:span text:style-name="T5">'file'</text:span>]); <text:span text:style-name="T11">?&gt;&lt;/td&gt;</text:span></text:p>
      <text:p text:style-name="P5"><text:span text:style-name="T11">&lt;td&gt;&lt;?php</text:span> echo htmlspecialchars($error[<text:span text:style-name="T5">'line'</text:span>]); <text:span text:style-name="T11">?&gt;&lt;/td&gt;</text:span></text:p>
      <text:p text:style-name="P20">&lt;td&gt;</text:p>
      <text:p text:style-name="P5"><text:span text:style-name="T11">&lt;div</text:span> <text:span text:style-name="T13">class</text:span>=<text:span text:style-name="T2">"tooltip"</text:span><text:span text:style-name="T11">&gt;</text:span></text:p>
      <text:p text:style-name="P17">📖</text:p>
      <text:p text:style-name="P5"><text:span text:style-name="T11">&lt;pre</text:span> <text:span text:style-name="T13">class</text:span>=<text:span text:style-name="T2">"tooltiptext"</text:span><text:span text:style-name="T11">&gt;&lt;?php</text:span> echo htmlspecialchars($error[<text:span text:style-name="T5">'stack_trace'</text:span>]); <text:span text:style-name="T11">?&gt;&lt;/pre&gt;</text:span></text:p>
      <text:p text:style-name="P20">&lt;/div&gt;</text:p>
      <text:p text:style-name="P20">&lt;/td&gt;</text:p>
      <text:p text:style-name="P20">&lt;/tr&gt;</text:p>
      <text:p text:style-name="P5"><text:span text:style-name="T11">&lt;?php</text:span> <text:span text:style-name="T2">endforeach</text:span>; <text:span text:style-name="T11">?&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09" text:outline-level="1"><text:soft-page-break/>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22"/>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22"/>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soft-page-break/>}</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22"/>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22"/>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8">'&lt;div class="col-md-3"&gt;</text:p>
      <text:p text:style-name="P18">&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8">&lt;button type="submit" class="btn btn-primary"&gt;Filter&lt;/button&gt;</text:p>
      <text:p text:style-name="P5"><text:span text:style-name="T5">&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22"/>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ext:soft-page-break/>$table .= <text:span text:style-name="T5">'&lt;/tr&gt;'</text:span>;</text:p>
      <text:p text:style-name="P5">}</text:p>
      <text:p text:style-name="P5">$table .= <text:span text:style-name="T5">'&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5">'page'</text:span>] ?? <text:span text:style-name="T4">1</text:span>);</text:p>
      <text:p text:style-name="P5">echo $viewer-&gt;render();</text:p>
      <text:p text:style-name="P25"/>
      <text:p text:style-name="P25">J’aimerais que la génération des filtres soit déplacé dans la classe de base. Les filtres seraient affichés si on <text:span text:style-name="T17">les</text:span> passe à la fonction render.</text:p>
      <text:p text:style-name="P25">Exemple :</text:p>
      <text:p text:style-name="P9">$filters = [</text:p>
      <text:p text:style-name="P5"><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7">type</text:span><text:span text:style-name="T5">'</text:span> =&gt; <text:span text:style-name="T5">'</text:span><text:span text:style-name="T17">visitors</text:span><text:span text:style-name="T5">'</text:span>,</text:p>
      <text:p text:style-name="P7">];</text:p>
      <text:p text:style-name="P7"/>
      <text:p text:style-name="P10">L’appel sera donc </text:p>
      <text:p text:style-name="P7">echo $viewer→render($<text:span text:style-name="T16">filters, </text:span><text:span text:style-name="T17">$get</text:span><text:span text:style-name="T16">)</text:span>;</text:p>
      <text:h text:style-name="Heading_20_1" text:outline-level="1"><text:span text:style-name="Strong_20_Emphasis">Mentions légales</text:span></text:h>
      <text:p text:style-name="P11"><text:span text:style-name="Strong_20_Emphasis"><text:span text:style-name="T21">(ChatGPT)</text:span></text:span></text:p>
      <text:p text:style-name="Code"><text:span text:style-name="Strong_20_Emphasis"><text:span text:style-name="T22">écrire les mention</text:span></text:span><text:span text:style-name="Strong_20_Emphasis"><text:span text:style-name="T23">s</text:span></text:span><text:span text:style-name="Strong_20_Emphasis"><text:span text:style-name="T22">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2">https://myclub.alwaysdata.net/b.nw/Page.php?n=1</text:span></text:span></text:a></text:p>
      <text:p text:style-name="Text_20_body"><text:span text:style-name="Strong_20_Emphasis"><text:span text:style-name="T22">→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oft-page-break/><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soft-page-break/><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5">Bootstrap »</text:span> pour mettre à jour les champs suivants :</text:p>
      <text:list text:style-name="L8">
        <text:list-item>
          <text:p text:style-name="P155">Email (sous condition, sinon en lecture seule)</text:p>
        </text:list-item>
        <text:list-item>
          <text:p text:style-name="P155">Password</text:p>
        </text:list-item>
        <text:list-item>
          <text:p text:style-name="P155">FirstName</text:p>
        </text:list-item>
        <text:list-item>
          <text:p text:style-name="P155">LastName</text:p>
        </text:list-item>
        <text:list-item>
          <text:p text:style-name="P155">NickName</text:p>
        </text:list-item>
        <text:list-item>
          <text:p text:style-name="P155">Avatar (une combo box avec une liste d’emoji. Les emoji<text:span text:style-name="T25">s</text:span> sont des fichiers présents dans le dossier images. Tous les noms des emojis commencent par « emoji ». <text:span text:style-name="T25">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5">p</text:span>assword,</text:p>
      <text:p text:style-name="Code"><text:tab/>'FirstName' =&gt; $<text:span text:style-name="T25">f</text:span>irstName,</text:p>
      <text:p text:style-name="P28"><text:tab/>'<text:span text:style-name="T24">LastName</text:span>' =&gt; $<text:span text:style-name="T25">l</text:span><text:span text:style-name="T24">astName</text:span>,</text:p>
      <text:p text:style-name="P28"><text:tab/>'<text:span text:style-name="T24">NickName</text:span>' =&gt; $<text:span text:style-name="T25">n</text:span><text:span text:style-name="T24">ickName</text:span>,</text:p>
      <text:p text:style-name="P28"><text:tab/>'<text:span text:style-name="T24">Avatar</text:span>' =&gt; $<text:span text:style-name="T25">a</text:span><text:span text:style-name="T24">vatar</text:span>,</text:p>
      <text:p text:style-name="Code">]);</text:p>
      <text:h text:style-name="P110" text:outline-level="1">Mise à jour de <text:span text:style-name="T26">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5">Bootstrap »</text:span> pour mettre à jour le champ ‘<text:span text:style-name="T26">availability’ qui est enregistré au format json dans un champ ‘text’.</text:span></text:p>
      <text:p text:style-name="P30">Le bouton « valider » permet de mettre à jour la base de donnée avec la fonction suivante :</text:p>
      <text:p text:style-name="P31">person→setById($id, ['<text:span text:style-name="T26">Availability</text:span>' =&gt; $<text:span text:style-name="T26">availability</text:span>]);</text:p>
      <text:h text:style-name="P111" text:outline-level="1">Mises à jour partielle</text:h>
      <text:p text:style-name="P34"><text:span text:style-name="T27">Une page qui utilise Bootstrap utilise 3 accordéons </text:span><text:span text:style-name="T12">&lt;div</text:span><text:span text:style-name="T28"> </text:span><text:span text:style-name="T14">class</text:span><text:span text:style-name="T28">=</text:span><text:span text:style-name="T3">"accordion-item"</text:span><text:span text:style-name="T12">&gt;</text:span></text:p>
      <text:p text:style-name="P33">Dans chaque accordéon, il y a un formulaire. Pour différencier quel bouton submit a été employé on utilise un champ caché « u »</text:p>
      <text:p text:style-name="P12"><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P5"><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P5"><text:span text:style-name="T11"/></text:p>
      <text:p text:style-name="P33">la mise à jour des données modifiée dans la base de données se fait avec</text:p>
      <text:p text:style-name="P12"><text:span text:style-name="T2">if</text:span> ($_SERVER[<text:span text:style-name="T5">'REQUEST_METHOD'</text:span>] === <text:span text:style-name="T5">'POST'</text:span>) {</text:p>
      <text:p text:style-name="P5"><text:soft-page-break/>$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1" text:outline-level="1">Nav bar et bread crum</text:h>
      <text:p text:style-name="P35">Dans le fichier /area/menu.php, afficher une nav bar avec les options :</text:p>
      <text:list text:style-name="L9">
        <text:list-item>
          <text:p text:style-name="P156"><text:soft-page-break/>webmaster</text:p>
        </text:list-item>
        <text:list-item>
          <text:p text:style-name="P156">person manager</text:p>
        </text:list-item>
        <text:list-item>
          <text:p text:style-name="P156">event manager</text:p>
        </text:list-item>
        <text:list-item>
          <text:p text:style-name="P156">redactor</text:p>
        </text:list-item>
      </text:list>
      <text:p text:style-name="P35">Chaque option affichera respectivement les fichiers :</text:p>
      <text:list text:style-name="L10">
        <text:list-item>
          <text:p text:style-name="P157">area/webmaster/menu.php</text:p>
        </text:list-item>
        <text:list-item>
          <text:p text:style-name="P157">area/personManager/menu.php</text:p>
        </text:list-item>
        <text:list-item>
          <text:p text:style-name="P157">area/eventManager/menu.php</text:p>
        </text:list-item>
        <text:list-item>
          <text:p text:style-name="P157">area/redactor/menu.php</text:p>
        </text:list-item>
      </text:list>
      <text:p text:style-name="P35">Dans chaque des fichiers menu.php, on trouvera un bread crum pour indiquer ou l’on est et permettre de remonter sur area/menu.php et /menu.php</text:p>
      <text:h text:style-name="Heading_20_1" text:outline-level="1">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1" text:outline-level="1"><text:soft-page-break/>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soft-page-break/><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0">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1">E</text:span>ventType » <text:span text:style-name="T30">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1">P</text:span>articipant ».</text:p>
      <text:p text:style-name="P44">Si l’utilisateur est inscrit, on affiche dans le détail la liste des participant<text:span text:style-name="T31">s</text:span> et un bouton permettra à l’utilisateur de se désinscrire.</text:p>
      <text:p text:style-name="P38"><text:soft-page-break/>En PHP8 avec Bootstrap. On accède à la base SQLight avec PDO.</text:p>
      <text:h text:style-name="Heading_20_1" text:outline-level="1">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58">La première donne le nom de la référence.</text:p>
        </text:list-item>
        <text:list-item>
          <text:p text:style-name="P158">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2">qui </text:span>vien<text:span text:style-name="T32">nent</text:span> du site lui-même.</text:p>
      <text:p text:style-name="P45">Les lignes suivantes regrouperont les référenceurs externes.</text:p>
      <text:p text:style-name="P45">Il faut pouvoir regrouper par :</text:p>
      <text:list text:style-name="L12">
        <text:list-item>
          <text:p text:style-name="P159">jour</text:p>
        </text:list-item>
        <text:list-item>
          <text:p text:style-name="P159">semaine</text:p>
        </text:list-item>
        <text:list-item>
          <text:p text:style-name="P159">mois</text:p>
        </text:list-item>
        <text:list-item>
          <text:p text:style-name="P159">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12" text:outline-level="1">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soft-page-break/><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1">&lt;div</text:span> <text:span text:style-name="T13">class</text:span>=<text:span text:style-name="T2">"accordion-item"</text:span><text:span text:style-name="T11">&gt;</text:span></text:p>
      <text:p text:style-name="Code"><text:span text:style-name="T11">&lt;h3</text:span> <text:span text:style-name="T13">class</text:span>=<text:span text:style-name="T2">"accordion-header"</text:span><text:span text:style-name="T11">&gt;</text:span></text:p>
      <text:p text:style-name="Code"><text:span text:style-name="T11">&lt;button</text:span> <text:span text:style-name="T13">class</text:span>=<text:span text:style-name="T2">"accordion-button"</text:span> <text:span text:style-name="T13">type</text:span>=<text:span text:style-name="T2">"button"</text:span> <text:span text:style-name="T13">data-bs-toggle</text:span>=<text:span text:style-name="T2">"collapse"</text:span> <text:span text:style-name="T13">data-bs-target</text:span>=<text:span text:style-name="T2">"#collapseOne"</text:span> <text:span text:style-name="T13">aria-expanded</text:span>=<text:span text:style-name="T2">"true"</text:span> <text:span text:style-name="T13">aria-controls</text:span>=<text:span text:style-name="T2">"collapseOne"</text:span><text:span text:style-name="T11">&gt;</text:span></text:p>
      <text:p text:style-name="Code"><text:span text:style-name="T11">&lt;b&gt;</text:span>Mise à jour du profil<text:span text:style-name="T11">&lt;/b&gt;</text:span></text:p>
      <text:p text:style-name="Code">&lt;/button&gt;</text:p>
      <text:p text:style-name="Code">&lt;/h3&gt;</text:p>
      <text:p text:style-name="Code"><text:span text:style-name="T11">&lt;div</text:span> <text:span text:style-name="T13">id</text:span>=<text:span text:style-name="T2">"collapseOne"</text:span> <text:span text:style-name="T13">class</text:span>=<text:span text:style-name="T2">"accordion-collapse collapse"</text:span> <text:span text:style-name="T13">data-bs-parent</text:span>=<text:span text:style-name="T2">"#accordionPerson"</text:span><text:span text:style-name="T11">&gt;</text:span></text:p>
      <text:p text:style-name="Code"><text:span text:style-name="T11">&lt;div</text:span> <text:span text:style-name="T13">class</text:span>=<text:span text:style-name="T2">"accordion-body"</text:span><text:span text:style-name="T11">&gt;</text:span></text:p>
      <text:p text:style-name="Code"><text:span text:style-name="T11">&lt;form</text:span> <text:span text:style-name="T13">method</text:span>=<text:span text:style-name="T2">"POST"</text:span> <text:span text:style-name="T13">action</text:span>=<text:span text:style-name="T2">"PersonUpdate.php"</text:span> <text:span text:style-name="T13">class</text:span>=<text:span text:style-name="T2">"needs-validation"</text:span> <text:span text:style-name="T13">novalidate</text:span> <text:span text:style-name="T13">data-form</text:span>=<text:span text:style-name="T2">"profil"</text:span><text:span text:style-name="T11">&gt;</text:span></text:p>
      <text:p text:style-name="Code"><text:span text:style-name="T11">&lt;input</text:span> <text:span text:style-name="T13">type</text:span>=<text:span text:style-name="T2">"hidden"</text:span> <text:span text:style-name="T13">name</text:span>=<text:span text:style-name="T2">"id"</text:span> <text:span text:style-name="T13">value</text:span>=<text:span text:style-name="T2">"</text:span><text:span text:style-name="T11">&lt;?php</text:span> echo htmlspecialchars($userData[<text:span text:style-name="T5">'Id'</text:span>]); <text:span text:style-name="T11">?&gt;</text:span><text:span text:style-name="T2">"</text:span><text:span text:style-name="T11">&gt;</text:span></text:p>
      <text:p text:style-name="Code"><text:span text:style-name="T11">&lt;input</text:span> <text:span text:style-name="T13">type</text:span>=<text:span text:style-name="T2">"hidden"</text:span> <text:span text:style-name="T13">name</text:span>=<text:span text:style-name="T2">"u"</text:span> <text:span text:style-name="T13">value</text:span>=<text:span text:style-name="T2">"profil"</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text:span><text:span text:style-name="T11">&lt;?php</text:span> echo htmlspecialchars($userData[<text:span text:style-name="T5">'Email'</text:span>]); <text:span text:style-name="T11">?&gt;</text:span><text:span text:style-name="T2">"</text:span> </text:p>
      <text:p text:style-name="Code"><text:span text:style-name="T11">&lt;?php</text:span> echo isset($emailReadOnly) &amp;&amp; $emailReadOnly ? <text:span text:style-name="T5">'readonly'</text:span> : <text:span text:style-name="T5">'required'</text:span>; <text:span text:style-name="T11">?&gt;&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text:span><text:span text:style-name="T11">&lt;?php</text:span> echo htmlspecialchars($userData[<text:span text:style-name="T5">'Fir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text:span><text:span text:style-name="T11">&lt;?php</text:span> echo htmlspecialchars($userData[<text:span text:style-name="T5">'LastName'</text:span>]); <text:span text:style-name="T11">?&gt;</text:span><text:span text:style-name="T2">"</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text:span><text:span text:style-name="T11">&lt;?php</text:span> echo htmlspecialchars($userData[<text:span text:style-name="T5">'NickName'</text:span>] ?? <text:span text:style-name="T5">''</text:span>); <text:span text:style-name="T11">?&gt;</text:span><text:span text:style-name="T2">"</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11">&lt;?php</text:span> </text:p>
      <text:p text:style-name="Code"><text:span text:style-name="T2">foreach</text:span> ($emojis as $emoji): </text:p>
      <text:p text:style-name="Code">echo <text:span text:style-name="T5">'&lt;li&gt;&lt;a class="dropdown-item" href="#" data-img="'</text:span>.$emojiPath.$emoji.<text:span text:style-name="T5">'"&gt;&lt;img src="'</text:span>.$emojiPath.$emoji.<text:span text:style-name="T5">'" alt="emoji"&gt; '</text:span>.$emoji.<text:span text:style-name="T5">'&lt;/a&gt;&lt;/li&gt;'</text:span>;</text:p>
      <text:p text:style-name="Code"><text:span text:style-name="T2">endforeach</text:span>; </text:p>
      <text:p text:style-name="Code">?&gt;</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text:span><text:span text:style-name="T11">&lt;?php</text:span> echo htmlspecialchars($userData[<text:span text:style-name="T5">'Avatar'</text:span>] ?? <text:span text:style-name="T5">''</text:span>); <text:span text:style-name="T11">?&gt;</text:span><text:span text:style-name="T2">"</text:span><text:span text:style-name="T11">&gt;</text:span></text:p>
      <text:p text:style-name="Code">&lt;/div&gt;</text:p>
      <text:p text:style-name="Code"><text:span text:style-name="T11">&lt;label</text:span> <text:span text:style-name="T13">for</text:span>=<text:span text:style-name="T2">"gravatar"</text:span><text:span text:style-name="T11">&gt;</text:span> <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span text:style-name="T13">value</text:span>=<text:span text:style-name="T2">"</text:span><text:span text:style-name="T11">&lt;?php</text:span> echo htmlspecialchars($userData[<text:span text:style-name="T5">'UseGravatar'</text:span>]);<text:span text:style-name="T11">?&gt;</text:span><text:span text:style-name="T2">"</text:span><text:span text:style-name="T11">&gt;</text:span> Utiliser mon <text:span text:style-name="T11">&lt;a</text:span> <text:span text:style-name="T13">href</text:span>=<text:span text:style-name="T2">"https://gravatar.com/"</text:span><text:span text:style-name="T11">&gt;</text:span> gravatar<text:span text:style-name="T11">&lt;/a&gt;&lt;/label&gt;</text:span></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6">#userAvatar</text:span> » comme on le fait déjà lorsqu’un élément de la liste est sélectionné avec :</text:p>
      <text:p text:style-name="Code">$(<text:span text:style-name="T5">'#emojiList'</text:span>).on(<text:span text:style-name="T5">'click'</text:span>, <text:span text:style-name="T5">'.dropdown-item'</text:span>, <text:span text:style-name="T2">function</text:span>(e) {</text:p>
      <text:p text:style-name="Code">e.preventDefault();</text:p>
      <text:p text:style-name="Code"><text:span text:style-name="T2">var</text:span> imageUrl = $(<text:span text:style-name="T2">this</text:span>).data(<text:span text:style-name="T5">'img'</text:span>);</text:p>
      <text:p text:style-name="Code">$(<text:span text:style-name="T5">'#userAvatar'</text:span>).attr(<text:span text:style-name="T5">'src'</text:span>, imageUrl);</text:p>
      <text:p text:style-name="Code">$(<text:span text:style-name="T5">'#avatar'</text:span>).attr(<text:span text:style-name="T5">'value'</text:span>, imageUrl);</text:p>
      <text:p text:style-name="Code">});</text:p>
      <text:h text:style-name="P113" text:outline-level="1">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soft-page-break/><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47">On veut un formulaire CRUD pour la table « Group ». Il faut pouvoir ajouter 0, 1 ou plusieurs autorisations pour chaque enregistrement.</text:p>
      <text:p text:style-name="P48"><text:span text:style-name="T33">Les classes Group, GroupAuthorization et Authorization permettent d’accéder à la base de données. Les fonctions sont : </text:span><text:span text:style-name="T28">set(</text:span><text:span text:style-name="T3">array</text:span><text:span text:style-name="T28"> $data) ; getById($id), getOrdered($orderBy) ; setById($id, </text:span><text:span text:style-name="T3">array</text:span><text:span text:style-name="T28"> $data) ; removeById($id).</text:span></text:p>
      <text:p text:style-name="P13">En PHP8 avec Bootstrap.</text:p>
      <text:h text:style-name="P114" text:outline-level="1">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60">Ouvrir une boite de dialogue pour sélectionner un fichier sur le disque local.</text:p>
        </text:list-item>
        <text:list-item>
          <text:p text:style-name="P160">Demander le n° de la ligne où se trouve l’entête des colonnes.</text:p>
        </text:list-item>
        <text:list-item>
          <text:p text:style-name="P160">Afficher les colonnes</text:p>
        </text:list-item>
        <text:list-item>
          <text:p text:style-name="P160">Faire le mapping avec les champs </text:p>
          <text:list>
            <text:list-item>
              <text:p text:style-name="P160">Email (qui sert d’identifiant) → obligatoire</text:p>
            </text:list-item>
            <text:list-item>
              <text:p text:style-name="P160">First name</text:p>
            </text:list-item>
            <text:list-item>
              <text:p text:style-name="P160"><text:soft-page-break/>Last name</text:p>
            </text:list-item>
            <text:list-item>
              <text:p text:style-name="P160">Phone</text:p>
            </text:list-item>
          </text:list>
        </text:list-item>
        <text:list-item>
          <text:p text:style-name="P160">Importer les champs. Si l’identifiant n’existe pas, on ajoute un nouvel enregistrement. Sinon on met à jour l’enregistrement existant. On met le champ « Imported » à « 1 »</text:p>
        </text:list-item>
      </text:list>
      <text:p text:style-name="P50"><text:span text:style-name="T33">L</text:span><text:span text:style-name="T34">a</text:span><text:span text:style-name="T33"> classe </text:span><text:span text:style-name="T34">Person</text:span><text:span text:style-name="T33"> permet d’accéder à la base de données. Les fonctions sont : </text:span><text:span text:style-name="T28">set(</text:span><text:span text:style-name="T3">array</text:span><text:span text:style-name="T28"> $data) ; getById($id) ; setById($id, </text:span><text:span text:style-name="T3">array</text:span><text:span text:style-name="T28"> $data).</text:span></text:p>
      <text:p text:style-name="P14">En PHP8 avec Bootstrap.</text:p>
      <text:h text:style-name="P115" text:outline-level="1">Rejoindre Teams</text:h>
      <text:p text:style-name="P51">Un message pour inviter nos membres du bureau et bêta-testeurs à rejoindre la comunautés B.NW sur « teams ».</text:p>
      <text:p text:style-name="P51">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16" text:outline-level="1">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17" text:outline-level="1">Latte - group</text:h>
      <text:p text:style-name="P54">Avec cette table :</text:p>
      <text:p text:style-name="Code">CREATE TABLE "Group" (</text:p>
      <text:p text:style-name="Code"><text:tab/>"Id"<text:tab/>INTEGER,</text:p>
      <text:p text:style-name="Code"><text:soft-page-break/><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61">Créer la classe groupController pour créer, lire, modifier et supprimer des enregistrements dans la table group.</text:p>
        </text:list-item>
        <text:list-item>
          <text:p text:style-name="P161">Créer le fichier index.php avec les routes permettant le CRUD.</text:p>
        </text:list-item>
        <text:list-item>
          <text:p text:style-name="P161">Créer les vues avec latte</text:p>
        </text:list-item>
      </text:list>
      <text:h text:style-name="P118" text:outline-level="1">latte – GroupAutorization</text:h>
      <text:p text:style-name="P55">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5">'</text:span><text:span text:style-name="T2">SELECT</text:span><text:span text:style-name="T5"> </text:span>*<text:span text:style-name="T5"> </text:span><text:span text:style-name="T2">FROM</text:span><text:span text:style-name="T5"> "Group" </text:span><text:span text:style-name="T2">WHERE</text:span><text:span text:style-name="T5"> Inactivated </text:span>=<text:span text:style-name="T5"> </text:span><text:span text:style-name="T4">0</text:span><text:span text:style-name="T5">'</text:span>);</text:p>
      <text:p text:style-name="Code">$groups = $stmt-&gt;fetchAll(PDO::FETCH_ASSOC);</text:p>
      <text:p text:style-name="Code">echo <text:span text:style-name="T2">$this</text:span>-&gt;latte-&gt;render(<text:span text:style-name="T5">'views/groups/index.latte'</text:span>, [</text:p>
      <text:p text:style-name="Code"><text:span text:style-name="T5">'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pan text:style-name="T2">if</text:span> (empty($name)) {</text:p>
      <text:p text:style-name="Code">// Gérer l'erreur si le nom est vide</text:p>
      <text:p text:style-name="Code">echo <text:span text:style-name="T2">$this</text:span>-&gt;latte-&gt;render(<text:span text:style-name="T5">'views/groups/create.latte'</text:span>, [</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INSERT INTO</text:span><text:span text:style-name="T5"> "Group" (</text:span><text:span text:style-name="T2">Name</text:span><text:span text:style-name="T5">, SelfRegistration) </text:span><text:span text:style-name="T2">VALUES</text:span><text:span text:style-name="T5"> (?, ?)'</text:span>);</text:p>
      <text:p text:style-name="Code">$stmt-&gt;execute([$name, $selfRegistration]);</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5">'REQUEST_METHOD'</text:span>] === <text:span text:style-name="T5">'POST'</text:span>) {</text:p>
      <text:p text:style-name="Code">$name = isset($_POST[<text:span text:style-name="T5">'name'</text:span>]) ? <text:span text:style-name="T2">$this</text:span>-&gt;sanitizeInput($_POST[<text:span text:style-name="T5">'name'</text:span>]) : <text:span text:style-name="T5">''</text:span>;</text:p>
      <text:p text:style-name="Code">$selfRegistration = isset($_POST[<text:span text:style-name="T5">'selfRegistration'</text:span>]) ? <text:span text:style-name="T4">1</text:span> : <text:span text:style-name="T4">0</text:span>;</text:p>
      <text:p text:style-name="Code"><text:soft-page-break/><text:span text:style-name="T2">if</text:span> (empty($name)) {</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echo <text:span text:style-name="T2">$this</text:span>-&gt;latte-&gt;render(<text:span text:style-name="T5">'views/groups/edit.latte'</text:span>, [</text:p>
      <text:p text:style-name="Code"><text:span text:style-name="T5">'group'</text:span> =&gt; $group,</text:p>
      <text:p text:style-name="Code"><text:span text:style-name="T5">'error'</text:span> =&gt; <text:span text:style-name="T5">'Le nom du groupe est requis'</text:span></text:p>
      <text:p text:style-name="Code">]);</text:p>
      <text:p text:style-name="Code"><text:span text:style-name="T2">return</text:span>;</text:p>
      <text:p text:style-name="Code">}</text:p>
      <text:p text:style-name="Code">$stmt = <text:span text:style-name="T2">$this</text:span>-&gt;pdo-&gt;prepare(<text:span text:style-name="T5">'</text:span><text:span text:style-name="T2">UPDATE</text:span><text:span text:style-name="T5"> "Group" </text:span><text:span text:style-name="T2">SET</text:span><text:span text:style-name="T5"> </text:span><text:span text:style-name="T2">Name</text:span><text:span text:style-name="T5"> </text:span>=<text:span text:style-name="T5"> ?, SelfRegistration </text:span>=<text:span text:style-name="T5"> ? </text:span><text:span text:style-name="T2">WHERE</text:span><text:span text:style-name="T5"> Id </text:span>=<text:span text:style-name="T5"> ?'</text:span>);</text:p>
      <text:p text:style-name="Code">$stmt-&gt;execute([$name, $selfRegistration, $id]);</text:p>
      <text:p text:style-name="Code"><text:span text:style-name="T2">$this</text:span>-&gt;flight-&gt;redirect(<text:span text:style-name="T5">'/groups'</text:span>);</text:p>
      <text:p text:style-name="Code"><text:span text:style-name="T2">return</text:span>;</text:p>
      <text:p text:style-name="Code">}</text:p>
      <text:p text:style-name="Code">$stmt = <text:span text:style-name="T2">$this</text:span>-&gt;pdo-&gt;prepare(<text:span text:style-name="T5">'</text:span><text:span text:style-name="T2">SELECT</text:span><text:span text:style-name="T5"> </text:span>*<text:span text:style-name="T5"> </text:span><text:span text:style-name="T2">FROM</text:span><text:span text:style-name="T5"> "Group" </text:span><text:span text:style-name="T2">WHERE</text:span><text:span text:style-name="T5"> Id </text:span>=<text:span text:style-name="T5">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5">'/groups'</text:span>);</text:p>
      <text:p text:style-name="Code"><text:span text:style-name="T2">return</text:span>;</text:p>
      <text:p text:style-name="Code">}</text:p>
      <text:p text:style-name="Code">echo <text:span text:style-name="T2">$this</text:span>-&gt;latte-&gt;render(<text:span text:style-name="T5">'views/groups/edit.latte'</text:span>, [</text:p>
      <text:p text:style-name="Code"><text:span text:style-name="T5">'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5">'</text:span><text:span text:style-name="T2">UPDATE</text:span><text:span text:style-name="T5"> "Group" </text:span><text:span text:style-name="T2">SET</text:span><text:span text:style-name="T5"> Inactivated </text:span>=<text:span text:style-name="T5"> </text:span><text:span text:style-name="T4">1</text:span><text:span text:style-name="T5"> </text:span><text:span text:style-name="T2">WHERE</text:span><text:span text:style-name="T5"> Id </text:span>=<text:span text:style-name="T5"> ?'</text:span>);</text:p>
      <text:p text:style-name="Code">$stmt-&gt;execute([$id]);</text:p>
      <text:p text:style-name="Code"><text:span text:style-name="T2">$this</text:span>-&gt;flight-&gt;redirect(<text:span text:style-name="T5">'/groups'</text:span>);</text:p>
      <text:p text:style-name="Code">}</text:p>
      <text:p text:style-name="Code">}</text:p>
      <text:p text:style-name="P55">La vue d’édition d’un groupe est :</text:p>
      <text:p text:style-name="Code">{<text:span text:style-name="T2">extends </text:span><text:span text:style-name="T5">"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1">&lt;div</text:span> <text:span text:style-name="T13">class</text:span>=<text:span text:style-name="T2">"row justify-content-center"</text:span><text:span text:style-name="T11">&gt;</text:span></text:p>
      <text:p text:style-name="Code"><text:span text:style-name="T11">&lt;div</text:span> <text:span text:style-name="T13">class</text:span>=<text:span text:style-name="T2">"col-md-6"</text:span><text:span text:style-name="T11">&gt;</text:span></text:p>
      <text:p text:style-name="Code"><text:span text:style-name="T11">&lt;div</text:span> <text:span text:style-name="T13">class</text:span>=<text:span text:style-name="T2">"card"</text:span><text:span text:style-name="T11">&gt;</text:span></text:p>
      <text:p text:style-name="Code"><text:span text:style-name="T11">&lt;div</text:span> <text:span text:style-name="T13">class</text:span>=<text:span text:style-name="T2">"card-header"</text:span><text:span text:style-name="T11">&gt;</text:span></text:p>
      <text:p text:style-name="Code"><text:span text:style-name="T11">&lt;h2</text:span> <text:span text:style-name="T13">class</text:span>=<text:span text:style-name="T2">"card-title h5 m-0"</text:span><text:span text:style-name="T11">&gt;</text:span>Modifier le groupe<text:span text:style-name="T11">&lt;/h2&gt;</text:span></text:p>
      <text:p text:style-name="Code">&lt;/div&gt;</text:p>
      <text:p text:style-name="Code"><text:span text:style-name="T11">&lt;div</text:span> <text:span text:style-name="T13">class</text:span>=<text:span text:style-name="T2">"card-body"</text:span><text:span text:style-name="T11">&gt;</text:span></text:p>
      <text:p text:style-name="Code">{<text:span text:style-name="T2">if </text:span>isset($error)}</text:p>
      <text:p text:style-name="Code"><text:span text:style-name="T11">&lt;div</text:span> <text:span text:style-name="T13">class</text:span>=<text:span text:style-name="T2">"alert alert-danger alert-dismissible fade show"</text:span> <text:span text:style-name="T13">role</text:span>=<text:span text:style-name="T2">"alert"</text:span><text:span text:style-name="T11">&gt;</text:span></text:p>
      <text:p text:style-name="Code">{$error}</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alert"</text:span> <text:span text:style-name="T13">aria-label</text:span>=<text:span text:style-name="T2">"Close"</text:span><text:span text:style-name="T11">&gt;&lt;/button&gt;</text:span></text:p>
      <text:p text:style-name="Code">&lt;/div&gt;</text:p>
      <text:p text:style-name="Code">{<text:span text:style-name="T2">/if</text:span>}</text:p>
      <text:p text:style-name="Code"/>
      <text:p text:style-name="Code"><text:span text:style-name="T11">&lt;form</text:span> <text:span text:style-name="T13">method</text:span>=<text:span text:style-name="T2">"POST"</text:span><text:span text:style-name="T11">&gt;</text:span></text:p>
      <text:p text:style-name="Code"><text:soft-page-break/><text:span text:style-name="T11">&lt;div</text:span> <text:span text:style-name="T13">class</text:span>=<text:span text:style-name="T2">"mb-3"</text:span><text:span text:style-name="T11">&gt;</text:span></text:p>
      <text:p text:style-name="Code"><text:span text:style-name="T11">&lt;label</text:span> <text:span text:style-name="T13">for</text:span>=<text:span text:style-name="T2">"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 {if isset($error)}is-invalid{/if}"</text:span> </text:p>
      <text:p text:style-name="Code"><text:span text:style-name="T13">id</text:span>=<text:span text:style-name="T2">"name"</text:span> <text:span text:style-name="T13">name</text:span>=<text:span text:style-name="T2">"name"</text:span> <text:span text:style-name="T13">value</text:span>=<text:span text:style-name="T2">"{$group['Name']}"</text:span> <text:span text:style-name="T13">required</text:span><text:span text:style-name="T11">&gt;</text:span></text:p>
      <text:p text:style-name="Code"><text:span text:style-name="T11">&lt;div</text:span> <text:span text:style-name="T13">class</text:span>=<text:span text:style-name="T2">"invalid-feedback"</text:span><text:span text:style-name="T11">&gt;</text:span>Le nom du groupe est requis<text:span text:style-name="T11">&lt;/div&gt;</text:span></text:p>
      <text:p text:style-name="Code">&lt;/div&gt;</text:p>
      <text:p text:style-name="Code"><text:span text:style-name="T11">&lt;div</text:span> <text:span text:style-name="T13">class</text:span>=<text:span text:style-name="T2">"mb-3 form-check"</text:span><text:span text:style-name="T11">&gt;</text:span></text:p>
      <text:p text:style-name="Code"><text:span text:style-name="T11">&lt;input</text:span> <text:span text:style-name="T13">type</text:span>=<text:span text:style-name="T2">"checkbox"</text:span> <text:span text:style-name="T13">class</text:span>=<text:span text:style-name="T2">"form-check-input"</text:span> <text:span text:style-name="T13">id</text:span>=<text:span text:style-name="T2">"selfRegistration"</text:span> </text:p>
      <text:p text:style-name="Code"><text:span text:style-name="T13">name</text:span>=<text:span text:style-name="T2">"selfRegistration"</text:span> <text:span text:style-name="T13">value</text:span>=<text:span text:style-name="T2">"1"</text:span> <text:span text:style-name="T13">{if</text:span> <text:span text:style-name="T13">$group[</text:span><text:span text:style-name="T35">'SelfRegistration']}checked{/if}</text:span><text:span text:style-name="T11">&gt;</text:span></text:p>
      <text:p text:style-name="Code"><text:span text:style-name="T11">&lt;label</text:span> <text:span text:style-name="T13">class</text:span>=<text:span text:style-name="T2">"form-check-label"</text:span> <text:span text:style-name="T13">for</text:span>=<text:span text:style-name="T2">"selfRegistration"</text:span><text:span text:style-name="T11">&gt;</text:span>Auto-inscription autorisée<text:span text:style-name="T11">&lt;/label&gt;</text:span></text:p>
      <text:p text:style-name="Code">&lt;/div&gt;</text:p>
      <text:p text:style-name="Code"><text:span text:style-name="T11">&lt;div</text:span> <text:span text:style-name="T13">class</text:span>=<text:span text:style-name="T2">"d-flex justify-content-between"</text:span><text:span text:style-name="T11">&gt;</text:span></text:p>
      <text:p text:style-name="Code"><text:span text:style-name="T11">&lt;a</text:span> <text:span text:style-name="T13">href</text:span>=<text:span text:style-name="T2">"/groups"</text:span> <text:span text:style-name="T13">class</text:span>=<text:span text:style-name="T2">"btn btn-secondary"</text:span><text:span text:style-name="T11">&gt;</text:span>Annuler<text:span text:style-name="T11">&lt;/a&gt;</text:span></text:p>
      <text:p text:style-name="Code"><text:span text:style-name="T11">&lt;button</text:span> <text:span text:style-name="T13">type</text:span>=<text:span text:style-name="T2">"submit"</text:span> <text:span text:style-name="T13">class</text:span>=<text:span text:style-name="T2">"btn btn-primary"</text:span><text:span text:style-name="T11">&gt;</text:span>Enregistrer<text:span text:style-name="T11">&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19" text:outline-level="1">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6">d</text:span>e session userEmail donne l’adresse email de la personne qui s’est logger ou ‘’ si c’est un utilisateur anonyme.</text:p>
      <text:p text:style-name="P56">On veut un CRUD pour la table personne.</text:p>
      <text:p text:style-name="P56">Pour l’édition nous avons <text:span text:style-name="T36">3</text:span> cas possibles :</text:p>
      <text:p text:style-name="P56"><text:span text:style-name="T36">1)</text:span>l’utilisateur édite ses données (userEmail == Person.Email)</text:p>
      <text:p text:style-name="P56">les champs éditables sont :</text:p>
      <text:list text:style-name="L15">
        <text:list-item>
          <text:p text:style-name="P162">Email (si Imported == 0)</text:p>
        </text:list-item>
        <text:list-item>
          <text:p text:style-name="P162">Password</text:p>
        </text:list-item>
        <text:list-item>
          <text:p text:style-name="P162">FirstName(si Imported == 0)</text:p>
        </text:list-item>
        <text:list-item>
          <text:p text:style-name="P162">LastName(si Imported == 0)</text:p>
        </text:list-item>
        <text:list-item>
          <text:p text:style-name="P162">NickName</text:p>
        </text:list-item>
        <text:list-item>
          <text:p text:style-name="P162">Phone(si Imported == 0)</text:p>
        </text:list-item>
      </text:list>
      <text:p text:style-name="P59">2) l’utilisateur a l’autorisation « PersonManager »</text:p>
      <text:p text:style-name="P57">les champs éditables sont :</text:p>
      <text:list text:continue-numbering="true" text:style-name="L15">
        <text:list-item>
          <text:p text:style-name="P163">Email</text:p>
        </text:list-item>
        <text:list-item>
          <text:p text:style-name="P163">FirstName</text:p>
        </text:list-item>
        <text:list-item>
          <text:p text:style-name="P163">LastName(si Imported == 0)</text:p>
        </text:list-item>
        <text:list-item>
          <text:p text:style-name="P163">Phone(si Imported == 0)</text:p>
        </text:list-item>
      </text:list>
      <text:p text:style-name="P59">3) utilisateur anonyme → pas d’accès au CRUD personnes</text:p>
      <text:p text:style-name="P59">La navbar doit permettre de gérer les groupes et les personnes si userEmail!=’’</text:p>
      <text:h text:style-name="P120" text:outline-level="1">Fusion des navbar</text:h>
      <text:p text:style-name="P58">Pour les groupes j’ai : views/group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group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oft-page-break/>{<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group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Pour les personnes j’ai : views/persons/layout.latte :</text:p>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 des personnes<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 des personnes<text:span text:style-name="T11">&lt;/a&gt;</text:span></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21" text:outline-level="1">Formulaire modal avec latte <text:span text:style-name="T38">et Bootstrap</text:span></text:h>
      <text:h text:style-name="Heading_20_2" text:outline-level="2">Avec <text:span text:style-name="T37">ce</text:span> layout.latte <text:span text:style-name="T37">principal</text:span></text:h>
      <text:p text:style-name="Code"><text:span text:style-name="T11">&lt;!DOCTYPE</text:span> <text:span text:style-name="T13">html</text:span><text:span text:style-name="T11">&gt;</text:span></text:p>
      <text:p text:style-name="Code"><text:soft-page-break/><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 - Gestion<text:span text:style-name="T11">&lt;/title&gt;</text:span></text:p>
      <text:p text:style-name="Code"><text:span text:style-name="T11">&lt;link</text:span> <text:span text:style-name="T13">href</text:span>=<text:span text:style-name="T2">"https://cdn.jsdelivr.net/npm/bootstrap@5.3.0/dist/css/bootstrap.min.css"</text:span> <text:span text:style-name="T13">rel</text:span>=<text:span text:style-name="T2">"stylesheet"</text:span><text:span text:style-name="T11">&gt;</text:span></text:p>
      <text:p text:style-name="Code">{<text:span text:style-name="T2">php </text:span>Tracy\Debugger::renderLoader()}</text:p>
      <text:p text:style-name="Code">&lt;/head&gt;</text:p>
      <text:p text:style-name="Code">&lt;body&gt;</text:p>
      <text:p text:style-name="Code"/>
      <text:p text:style-name="Code"><text:span text:style-name="T11">&lt;nav</text:span> <text:span text:style-name="T13">class</text:span>=<text:span text:style-name="T2">"navbar navbar-expand-lg navbar-dark bg-dark"</text:span><text:span text:style-name="T11">&gt;</text:span></text:p>
      <text:p text:style-name="Code"><text:span text:style-name="T11">&lt;div</text:span> <text:span text:style-name="T13">class</text:span>=<text:span text:style-name="T2">"container"</text:span><text:span text:style-name="T11">&gt;</text:span></text:p>
      <text:p text:style-name="Code"><text:span text:style-name="T11">&lt;a</text:span> <text:span text:style-name="T13">class</text:span>=<text:span text:style-name="T2">"navbar-brand"</text:span> <text:span text:style-name="T13">href</text:span>=<text:span text:style-name="T2">"/groups"</text:span><text:span text:style-name="T11">&gt;</text:span>Gestion<text:span text:style-name="T11">&lt;/a&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text:span><text:span text:style-name="T11">&gt;</text:span></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groups"</text:span><text:span text:style-name="T11">&gt;</text:span>Group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persons"</text:span><text:span text:style-name="T11">&gt;</text:span>Personnes<text:span text:style-name="T11">&lt;/a&gt;</text:span></text:p>
      <text:p text:style-name="Code">&lt;/li&gt;</text:p>
      <text:p text:style-name="Code">&lt;/ul&gt;</text:p>
      <text:p text:style-name="Code">&lt;/div&gt;</text:p>
      <text:p text:style-name="Code">&lt;/div&gt;</text:p>
      <text:p text:style-name="Code">&lt;/nav&gt;</text:p>
      <text:p text:style-name="Code"/>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
      <text:p text:style-name="Code"><text:span text:style-name="T11">&lt;script</text:span> <text:span text:style-name="T13">src</text:span>=<text:span text:style-name="T2">"https://cdn.jsdelivr.net/npm/bootstrap@5.3.0/dist/js/bootstrap.bundle.min.js"</text:span><text:span text:style-name="T11">&gt;&lt;/script&gt;</text:span></text:p>
      <text:p text:style-name="Code">{<text:span text:style-name="T2">block </text:span>scripts}{<text:span text:style-name="T2">/block</text:span>}</text:p>
      <text:p text:style-name="Code">&lt;/body&gt;</text:p>
      <text:p text:style-name="Code">&lt;/html&gt;</text:p>
      <text:h text:style-name="Heading_20_2" text:outline-level="2">Et ces layouts secondaires</text:h>
      <text:h text:style-name="Heading_20_3" text:outline-level="3">layout.latte</text:h>
      <text:p text:style-name="Code">{<text:span text:style-name="T2">extends </text:span><text:span text:style-name="T5">'../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3" text:outline-level="3">index.latte</text:h>
      <text:p text:style-name="Code">{<text:span text:style-name="T2">extends </text:span><text:span text:style-name="T5">"layout.latte"</text:span>}</text:p>
      <text:p text:style-name="Code"/>
      <text:p text:style-name="Code">{<text:span text:style-name="T2">define </text:span>content}</text:p>
      <text:p text:style-name="Code">{<text:span text:style-name="T2">block </text:span>title}Personnes{<text:span text:style-name="T2">/block</text:span>}</text:p>
      <text:p text:style-name="Code"><text:soft-page-break/></text:p>
      <text:p text:style-name="Code">{<text:span text:style-name="T2">block </text:span>content}</text:p>
      <text:p text:style-name="Code"><text:span text:style-name="T11">&lt;div</text:span> <text:span text:style-name="T13">class</text:span>=<text:span text:style-name="T2">"container"</text:span><text:span text:style-name="T11">&gt;</text:span></text:p>
      <text:p text:style-name="Code"><text:span text:style-name="T11">&lt;h1&gt;</text:span>Personnes<text:span text:style-name="T11">&lt;/h1&gt;</text:span></text:p>
      <text:p text:style-name="Code"><text:span text:style-name="T11">&lt;a</text:span> <text:span text:style-name="T13">href</text:span>=<text:span text:style-name="T2">"/persons/create"</text:span> <text:span text:style-name="T13">class</text:span>=<text:span text:style-name="T2">"btn btn-primary mb-3"</text:span><text:span text:style-name="T11">&gt;</text:span>Créer une personne<text:span text:style-name="T11">&lt;/a&gt;</text:span></text:p>
      <text:p text:style-name="Code"><text:span text:style-name="T11">&lt;table</text:span> <text:span text:style-name="T13">class</text:span>=<text:span text:style-name="T2">"table"</text:span><text:span text:style-name="T11">&gt;</text:span></text:p>
      <text:p text:style-name="Code">&lt;thead&gt;</text:p>
      <text:p text:style-name="Code">&lt;tr&gt;</text:p>
      <text:p text:style-name="Code"><text:span text:style-name="T11">&lt;th&gt;</text:span>Email<text:span text:style-name="T11">&lt;/th&gt;</text:span></text:p>
      <text:p text:style-name="Code"><text:span text:style-name="T11">&lt;th&gt;</text:span>Nom<text:span text:style-name="T11">&lt;/th&gt;</text:span></text:p>
      <text:p text:style-name="Code"><text:span text:style-name="T11">&lt;th&gt;</text:span>Prénom<text:span text:style-name="T11">&lt;/th&gt;</text:span></text:p>
      <text:p text:style-name="Code"><text:span text:style-name="T11">&lt;th&gt;</text:span>Actions<text:span text:style-name="T11">&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1">&lt;td&gt;</text:span>{$person[<text:span text:style-name="T5">'Email'</text:span>]}<text:span text:style-name="T11">&lt;/td&gt;</text:span></text:p>
      <text:p text:style-name="Code"><text:span text:style-name="T11">&lt;td&gt;</text:span>{$person[<text:span text:style-name="T5">'LastName'</text:span>]}<text:span text:style-name="T11">&lt;/td&gt;</text:span></text:p>
      <text:p text:style-name="Code"><text:span text:style-name="T11">&lt;td&gt;</text:span>{$person[<text:span text:style-name="T5">'FirstName'</text:span>]}<text:span text:style-name="T11">&lt;/td&gt;</text:span></text:p>
      <text:p text:style-name="Code">&lt;td&gt;</text:p>
      <text:p text:style-name="Code"><text:span text:style-name="T11">&lt;a</text:span> <text:span text:style-name="T13">href</text:span>=<text:span text:style-name="T2">"/persons/edit/{$person['Id']}"</text:span> <text:span text:style-name="T13">class</text:span>=<text:span text:style-name="T2">"btn btn-sm btn-warning"</text:span><text:span text:style-name="T11">&gt;</text:span>Éditer<text:span text:style-name="T11">&lt;/a&gt;</text:span></text:p>
      <text:p text:style-name="Code"><text:span text:style-name="T11">&lt;a</text:span> <text:span text:style-name="T13">href</text:span>=<text:span text:style-name="T2">"/persons/delete/{$person['Id']}"</text:span> <text:span text:style-name="T13">class</text:span>=<text:span text:style-name="T2">"btn btn-sm btn-danger"</text:span> <text:span text:style-name="T13">onclick</text:span>=<text:span text:style-name="T2">"return confirm(</text:span><text:span text:style-name="T5">'Voulez-vous vraiment supprimer cette personne ?'</text:span><text:span text:style-name="T2">)"</text:span><text:span text:style-name="T11">&gt;</text:span>Supprimer<text:span text:style-name="T11">&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1">&lt;div</text:span> <text:span text:style-name="T13">class</text:span>=<text:span text:style-name="T2">"modal fade"</text:span> <text:span text:style-name="T13">id</text:span>=<text:span text:style-name="T2">"loginModal"</text:span> <text:span text:style-name="T13">tabindex</text:span>=<text:span text:style-name="T2">"-1"</text:span> <text:span text:style-name="T13">aria-labelledby</text:span>=<text:span text:style-name="T2">"loginModalLabel"</text:span> <text:span text:style-name="T13">aria-hidden</text:span>=<text:span text:style-name="T2">"true"</text:span><text:span text:style-name="T11">&gt;</text:span></text:p>
      <text:p text:style-name="Code"><text:span text:style-name="T11">&lt;div</text:span> <text:span text:style-name="T13">class</text:span>=<text:span text:style-name="T2">"modal-dialog"</text:span><text:span text:style-name="T11">&gt;</text:span></text:p>
      <text:p text:style-name="Code"><text:span text:style-name="T11">&lt;div</text:span> <text:span text:style-name="T13">class</text:span>=<text:span text:style-name="T2">"modal-content"</text:span><text:span text:style-name="T11">&gt;</text:span></text:p>
      <text:p text:style-name="Code"><text:span text:style-name="T11">&lt;div</text:span> <text:span text:style-name="T13">class</text:span>=<text:span text:style-name="T2">"modal-header"</text:span><text:span text:style-name="T11">&gt;</text:span></text:p>
      <text:p text:style-name="Code"><text:span text:style-name="T11">&lt;h5</text:span> <text:span text:style-name="T13">class</text:span>=<text:span text:style-name="T2">"modal-title"</text:span> <text:span text:style-name="T13">id</text:span>=<text:span text:style-name="T2">"loginModalLabel"</text:span><text:span text:style-name="T11">&gt;</text:span>Connexion<text:span text:style-name="T11">&lt;/h5&gt;</text:span></text:p>
      <text:p text:style-name="Code"><text:span text:style-name="T11">&lt;button</text:span> <text:span text:style-name="T13">type</text:span>=<text:span text:style-name="T2">"button"</text:span> <text:span text:style-name="T13">class</text:span>=<text:span text:style-name="T2">"btn-close"</text:span> <text:span text:style-name="T13">data-bs-dismiss</text:span>=<text:span text:style-name="T2">"modal"</text:span> <text:span text:style-name="T13">aria-label</text:span>=<text:span text:style-name="T2">"Close"</text:span><text:span text:style-name="T11">&gt;&lt;/button&gt;</text:span></text:p>
      <text:p text:style-name="Code">&lt;/div&gt;</text:p>
      <text:p text:style-name="Code"><text:span text:style-name="T11">&lt;form</text:span> <text:span text:style-name="T13">id</text:span>=<text:span text:style-name="T2">"loginForm"</text:span> <text:span text:style-name="T13">action</text:span>=<text:span text:style-name="T2">"areas/SignIn/Check.php"</text:span> <text:span text:style-name="T13">method</text:span>=<text:span text:style-name="T2">"POST"</text:span> <text:span text:style-name="T13">novalidate</text:span><text:span text:style-name="T11">&gt;</text:span></text:p>
      <text:p text:style-name="Code"><text:span text:style-name="T11">&lt;div</text:span> <text:span text:style-name="T13">class</text:span>=<text:span text:style-name="T2">"modal-body"</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Adresse 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span text:style-name="T13">required</text:span><text:span text:style-name="T11">&gt;</text:span></text:p>
      <text:p text:style-name="Code"><text:span text:style-name="T11">&lt;div</text:span> <text:span text:style-name="T13">class</text:span>=<text:span text:style-name="T2">"invalid-feedback"</text:span><text:span text:style-name="T11">&gt;</text:span>Veuillez entrer une adresse email valide.<text:span text:style-name="T11">&lt;/div&gt;</text:span></text:p>
      <text:p text:style-name="Code">&lt;/div&gt;</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span text:style-name="T13">required</text:span> <text:span text:style-name="T13">minlength</text:span>=<text:span text:style-name="T2">"6"</text:span><text:span text:style-name="T11">&gt;</text:span></text:p>
      <text:p text:style-name="Code"><text:span text:style-name="T11">&lt;div</text:span> <text:span text:style-name="T13">class</text:span>=<text:span text:style-name="T2">"invalid-feedback"</text:span><text:span text:style-name="T11">&gt;</text:span>Le mot de passe doit contenir au moins 6 caractères.<text:span text:style-name="T11">&lt;/div&gt;</text:span></text:p>
      <text:p text:style-name="Code"><text:soft-page-break/>&lt;/div&gt;</text:p>
      <text:p text:style-name="Code"><text:span text:style-name="T11">&lt;div</text:span> <text:span text:style-name="T13">class</text:span>=<text:span text:style-name="T2">"text-end"</text:span><text:span text:style-name="T11">&gt;</text:span></text:p>
      <text:p text:style-name="Code"><text:span text:style-name="T11">&lt;button</text:span> <text:span text:style-name="T13">type</text:span>=<text:span text:style-name="T2">"button"</text:span> <text:span text:style-name="T13">class</text:span>=<text:span text:style-name="T2">"btn btn-link"</text:span> <text:span text:style-name="T13">data-bs-toggle</text:span>=<text:span text:style-name="T2">"modal"</text:span> <text:span text:style-name="T13">data-bs-target</text:span>=<text:span text:style-name="T2">"#forgotPasswordModal"</text:span> <text:span text:style-name="T13">data-bs-dismiss</text:span>=<text:span text:style-name="T2">"modal"</text:span><text:span text:style-name="T11">&gt;</text:span></text:p>
      <text:p text:style-name="Code">Mot de passe oublié ?</text:p>
      <text:p text:style-name="Code">&lt;/button&gt;</text:p>
      <text:p text:style-name="Code">&lt;/div&gt;</text:p>
      <text:p text:style-name="Code">&lt;/div&gt;</text:p>
      <text:p text:style-name="Code"><text:span text:style-name="T11">&lt;div</text:span> <text:span text:style-name="T13">class</text:span>=<text:span text:style-name="T2">"modal-footer"</text:span><text:span text:style-name="T11">&gt;</text:span></text:p>
      <text:p text:style-name="Code"><text:span text:style-name="T11">&lt;button</text:span> <text:span text:style-name="T13">type</text:span>=<text:span text:style-name="T2">"button"</text:span> <text:span text:style-name="T13">class</text:span>=<text:span text:style-name="T2">"btn btn-secondary"</text:span> <text:span text:style-name="T13">data-bs-dismiss</text:span>=<text:span text:style-name="T2">"modal"</text:span><text:span text:style-name="T11">&gt;</text:span>Fermer<text:span text:style-name="T11">&lt;/button&gt;</text:span></text:p>
      <text:p text:style-name="Code"><text:span text:style-name="T11">&lt;button</text:span> <text:span text:style-name="T13">type</text:span>=<text:span text:style-name="T2">"submit"</text:span> <text:span text:style-name="T13">class</text:span>=<text:span text:style-name="T2">"btn btn-primary"</text:span><text:span text:style-name="T11">&gt;</text:span>Se connecter<text:span text:style-name="T11">&lt;/button&gt;</text:span></text:p>
      <text:p text:style-name="Code">&lt;/div&gt;</text:p>
      <text:p text:style-name="Code">&lt;/form&gt;</text:p>
      <text:p text:style-name="Code">&lt;/div&gt;</text:p>
      <text:p text:style-name="Code">&lt;/div&gt;</text:p>
      <text:p text:style-name="Code">&lt;/div&gt;</text:p>
      <text:p text:style-name="P61"/>
      <text:h text:style-name="P122" text:outline-level="1">Comment fonctionne le routage</text:h>
      <text:h text:style-name="Heading_20_2" text:outline-level="2">Sans routage</text:h>
      <text:h text:style-name="Heading_20_3" text:outline-level="3"><text:span text:style-name="T39">i</text:span>ndex.php</text:h>
      <text:p text:style-name="Code">&lt;?php</text:p>
      <text:p text:style-name="Code"><text:span text:style-name="T28">echo </text:span><text:span text:style-name="T6">"in /index.php\n"</text:span><text:span text:style-name="T28">;</text:span></text:p>
      <text:h text:style-name="Heading_20_3" text:outline-level="3">toto.php</text:h>
      <text:p text:style-name="Code">&lt;?php</text:p>
      <text:p text:style-name="Code"><text:span text:style-name="T28">echo </text:span><text:span text:style-name="T6">"in /toto.php\n"</text:span><text:span text:style-name="T28">;</text:span></text:p>
      <text:h text:style-name="Heading_20_3" text:outline-level="3">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3" text:outline-level="3">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text:soft-page-break/>[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40" text:outline-level="2"><text:span text:style-name="T39">Avec</text:span> routage</text:h>
      <text:h text:style-name="P145" text:outline-level="3"><text:span text:style-name="T39">i</text:span>ndex.php</text:h>
      <text:p text:style-name="Code">&lt;?php</text:p>
      <text:p text:style-name="Code"/>
      <text:p text:style-name="Code"><text:span text:style-name="T2">require_once</text:span> <text:span text:style-name="T5">'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5">'GET /'</text:span>, <text:span text:style-name="T2">function</text:span>() { echo <text:span text:style-name="T5">'in index.php'</text:span>; });</text:p>
      <text:p text:style-name="Code">$flight-&gt;route(<text:span text:style-name="T5">'GET /toto'</text:span>, <text:span text:style-name="T2">function</text:span>() { <text:span text:style-name="T2">include</text:span> <text:span text:style-name="T5">'toto.php'</text:span>; });</text:p>
      <text:p text:style-name="Code"/>
      <text:p text:style-name="Code">$flight-&gt;start();</text:p>
      <text:h text:style-name="P145" text:outline-level="3">toto.php</text:h>
      <text:p text:style-name="P62">&lt;?php</text:p>
      <text:p text:style-name="P62"><text:span text:style-name="T28">echo </text:span><text:span text:style-name="T6">"in /toto.php\n"</text:span><text:span text:style-name="T28">;</text:span></text:p>
      <text:h text:style-name="P145" text:outline-level="3">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45" text:outline-level="3">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text:soft-page-break/>[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23" text:outline-level="1">Problème de routage</text:h>
      <text:h text:style-name="Heading_20_2" text:outline-level="2">Le fichier index.php</text:h>
      <text:p text:style-name="Code">&lt;?php</text:p>
      <text:p text:style-name="Code"><text:span text:style-name="T2">require_once</text:span> <text:span text:style-name="T5">'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5">'SERVER_NAME'</text:span>] === <text:span text:style-name="T5">'localhost'</text:span>) {</text:p>
      <text:p text:style-name="Code">Debugger::enable(Debugger::Development, <text:span text:style-name="T2">__DIR__</text:span> . <text:span text:style-name="T5">'/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5">'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5">'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text:soft-page-break/>$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5">'GET /'</text:span>, <text:span text:style-name="T2">function</text:span>() { <text:span text:style-name="T2">include</text:span> <text:span text:style-name="T2">__DIR__</text:span>.<text:span text:style-name="T5">'/app/views/layout.latte'</text:span>; });</text:p>
      <text:p text:style-name="Code"/>
      <text:p text:style-name="Code">$groupController = $container-&gt;get(<text:span text:style-name="T5">'app\controllers\GroupController'</text:span>);</text:p>
      <text:p text:style-name="Code">$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Code"/>
      <text:p text:style-name="Code">$userController = $container-&gt;get(<text:span text:style-name="T5">'app\controllers\UserController'</text:span>);</text:p>
      <text:p text:style-name="Code">$flight-&gt;route(<text:span text:style-name="T5">'GET /user/resetPassword/@encodedEmail'</text:span>, <text:span text:style-name="T2">function</text:span>($encodedEmail) <text:span text:style-name="T2">use</text:span> ($userController) { $userController-&gt;resetPassword($encodedEmail); });</text:p>
      <text:p text:style-name="Code">$flight-&gt;route(<text:span text:style-name="T5">'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29">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text:soft-page-break/>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24" text:outline-level="1">Afficher les images dans la navbar</text:h>
      <text:p text:style-name="P69">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69">je souhaiterais voir des images aux extrémité<text:span text:style-name="T40">s</text:span> de la navbar, mais c'est le texte des « alt » qui apparaît.</text:p>
      <text:p text:style-name="P69">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69">le code se trouve dans le fichier app/views/navbarUser.latte.</text:p>
      <text:p text:style-name="P69">Celui-ci est inclus dans le fichier app/views/user/layout.latte </text:p>
      <text:p text:style-name="P69">Le fichier app/views/user/home.latte « extends » celui-ci. Il est utilis<text:span text:style-name="T40">é</text:span> dans le fichier app/controllers/userController.php qui utilise le code suivant :</text:p>
      <text:p text:style-name="Code">echo $this→latte→render('app/views/user/home.latte');</text:p>
      <text:p text:style-name="P69"/>
      <text:h text:style-name="P125" text:outline-level="1"><text:soft-page-break/>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1">avec les routes </text:span>se trouve à la racine du site.</text:p>
      <text:p text:style-name="P66">La navbar s<text:span text:style-name="T41">e</text:span> trouve dans le fichier app/views/navbarUser.latte.</text:p>
      <text:p text:style-name="P66">Ce fichier est inclus <text:span text:style-name="T41">dans le fichier app/view/user/layout.latte :</text:span></text:p>
      <text:p text:style-name="Code">{<text:span text:style-name="T2">extends </text:span><text:span text:style-name="T5">'../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5">'../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26" text:outline-level="1">Interface</text:h>
      <text:p text:style-name="P67"><text:span text:style-name="T42">Dans une web app qui utilise</text:span> php/bootstrap/flight/latte/<text:span text:style-name="T42">sqlite, nous avons cette structure :</text:span></text:p>
      <text:p text:style-name="P70">├── app</text:p>
      <text:p text:style-name="P70">│ <text:s text:c="2"/>├── controllers</text:p>
      <text:p text:style-name="P70">│ <text:s text:c="2"/>├── helpers</text:p>
      <text:p text:style-name="P70">│ <text:s text:c="2"/>│ <text:s text:c="2"/>└── database</text:p>
      <text:p text:style-name="P70">│ <text:s text:c="2"/>├── images</text:p>
      <text:p text:style-name="P70">│ <text:s text:c="2"/>└── views</text:p>
      <text:p text:style-name="P70">│ <text:s text:c="6"/>├── groups</text:p>
      <text:p text:style-name="P70">│ <text:s text:c="6"/>├── persons</text:p>
      <text:p text:style-name="P71">Pour chaque entité principale de la base de donnée, nous avons un CRUD.</text:p>
      <text:p text:style-name="P71">Les contrôleurs et vues pour les entités group, et person existent déjà.</text:p>
      <text:p text:style-name="P71">Les routes correspondantes sont les suivantes :</text:p>
      <text:p text:style-name="Code">$groupController = $container-&gt;get(<text:span text:style-name="T5">'app\controllers\GroupController'</text:span>);</text:p>
      <text:p text:style-name="Code"><text:soft-page-break/>$flight-&gt;route(<text:span text:style-name="T5">'GET /groups'</text:span>, <text:span text:style-name="T2">function</text:span>() <text:span text:style-name="T2">use</text:span> ($groupController) { $groupController-&gt;index(); });</text:p>
      <text:p text:style-name="Code">$flight-&gt;route(<text:span text:style-name="T5">'GET /groups/create'</text:span>, <text:span text:style-name="T2">function</text:span>() <text:span text:style-name="T2">use</text:span> ($groupController) { $groupController-&gt;create(); });</text:p>
      <text:p text:style-name="Code">$flight-&gt;route(<text:span text:style-name="T5">'POST /groups/create'</text:span>, <text:span text:style-name="T2">function</text:span>() <text:span text:style-name="T2">use</text:span> ($groupController) { $groupController-&gt;create(); });</text:p>
      <text:p text:style-name="Code">$flight-&gt;route(<text:span text:style-name="T5">'GET /groups/edit/@id'</text:span>, <text:span text:style-name="T2">function</text:span>($id) <text:span text:style-name="T2">use</text:span> ($groupController) { $groupController-&gt;edit($id); });</text:p>
      <text:p text:style-name="Code">$flight-&gt;route(<text:span text:style-name="T5">'POST /groups/edit/@id'</text:span>, <text:span text:style-name="T2">function</text:span>($id) <text:span text:style-name="T2">use</text:span> ($groupController) { $groupController-&gt;edit($id); });</text:p>
      <text:p text:style-name="Code">$flight-&gt;route(<text:span text:style-name="T5">'POST /groups/delete/@id'</text:span>, <text:span text:style-name="T2">function</text:span>($id) <text:span text:style-name="T2">use</text:span> ($groupController) { $groupController-&gt;delete($id); });</text:p>
      <text:p text:style-name="Code"/>
      <text:p text:style-name="Code">$personController = $container-&gt;get(<text:span text:style-name="T5">'app\controllers\PersonController'</text:span>);</text:p>
      <text:p text:style-name="Code">$flight-&gt;route(<text:span text:style-name="T5">'GET /persons'</text:span>, <text:span text:style-name="T2">function</text:span>() <text:span text:style-name="T2">use</text:span> ($personController) { $personController-&gt;index(); });</text:p>
      <text:p text:style-name="Code">$flight-&gt;route(<text:span text:style-name="T5">'GET /persons/create'</text:span>, <text:span text:style-name="T2">function</text:span>() <text:span text:style-name="T2">use</text:span> ($personController) { $personController-&gt;create(); });</text:p>
      <text:p text:style-name="Code">$flight-&gt;route(<text:span text:style-name="T5">'POST /persons/create'</text:span>, <text:span text:style-name="T2">function</text:span>() <text:span text:style-name="T2">use</text:span> ($personController) { $personController-&gt;create(); });</text:p>
      <text:p text:style-name="Code">$flight-&gt;route(<text:span text:style-name="T5">'GET /persons/edit/@id'</text:span>, <text:span text:style-name="T2">function</text:span>($id) <text:span text:style-name="T2">use</text:span> ($personController) { $personController-&gt;edit($id); });</text:p>
      <text:p text:style-name="Code">$flight-&gt;route(<text:span text:style-name="T5">'POST /persons/edit/@id'</text:span>, <text:span text:style-name="T2">function</text:span>($id) <text:span text:style-name="T2">use</text:span> ($personController) { $personController-&gt;edit($id); });</text:p>
      <text:p text:style-name="Code">$flight-&gt;route(<text:span text:style-name="T5">'POST /persons/delete/@id'</text:span>, <text:span text:style-name="T2">function</text:span>($id) <text:span text:style-name="T2">use</text:span> ($personController) { $personController-&gt;delete($id); });</text:p>
      <text:p text:style-name="P71"/>
      <text:p text:style-name="P71">J’aimerais créer un template et une interface afin que les autres entités à créer suivent exactement le même modèle.</text:p>
      <text:h text:style-name="P127" text:outline-level="1">Les pratiques numériques de BNW</text:h>
      <text:p text:style-name="P72">Notre association de marche nordique propose de nombreux évènements. Sortie marche nordique, participation à des compétitions, rencontre avec d’autres clubs…</text:p>
      <text:p text:style-name="P72">Pour chaque évènement une invitation google agenda est envoyé aux membres. Cela représente une grande quantité d’invitation<text:span text:style-name="T43">s</text:span>, dont certaine<text:span text:style-name="T43">s</text:span> tombe<text:span text:style-name="T43">nt</text:span> forcément en dehors des périodes de disponibilité de nos adhérents.</text:p>
      <text:p text:style-name="P72">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2">Au départ, une seule personne gérait l’ensemble des invitations. Puis cette charge a été repartie sur les animateurs. Ceci implique de mettre à jour les préférences dans chaque application installée. De plus, un certain nombre d’animateur utilise un <text:span text:style-name="T43">PC</text:span> Apple, sur lequel l’application ne peut pas être installée.</text:p>
      <text:p text:style-name="P76">Nous avons donc décidé de faire une nouvelle application utilisable directement dans un navigateur internet. Celle-ci est donc utilisable depuis n’importe quel système (microsoft, apple, linux) et sur n’importe quel appareil (pc, tablette , smartphone).</text:p>
      <text:p text:style-name="P76">Les premiers objectifs de cette application sont :</text:p>
      <text:list text:style-name="L16">
        <text:list-item>
          <text:p text:style-name="P164">Permettre aux animateurs de récupérer les disponibilités des utilisateurs pour envoyer les invitations.</text:p>
        </text:list-item>
        <text:list-item>
          <text:p text:style-name="P164">Permettre aux utilisateurs de renseigner eux-mêmes leurs disponibilités</text:p>
        </text:list-item>
      </text:list>
      <text:p text:style-name="P77"><text:soft-page-break/><text:span text:style-name="T44">Avantage</text:span> : </text:p>
      <text:list text:style-name="L17">
        <text:list-item>
          <text:p text:style-name="P165"><text:span text:style-name="T44">L</text:span><text:span text:style-name="T43">es utilisateurs peuvent sélectionner leurs disponibilités par jour et par plage (matin, après midi, soir).</text:span></text:p>
        </text:list-item>
      </text:list>
      <text:p text:style-name="P78"/>
      <text:p text:style-name="P76">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76">Le courriel contient un lien qui conduit directement à l’évènement. Depuis celui-ci l’utilisateur peut s’inscrire et faire la mise à jour de son agenda personnel.</text:p>
      <text:p text:style-name="P78">Les </text:p>
      <text:p text:style-name="P77">Avantage<text:span text:style-name="T44">s</text:span> : </text:p>
      <text:list text:style-name="L18">
        <text:list-item>
          <text:p text:style-name="P166"><text:span text:style-name="T43">Les adhérent</text:span><text:span text:style-name="T44">s</text:span><text:span text:style-name="T43"> </text:span><text:span text:style-name="T44">peuvent indiquer les types d’évènement qui les intéressent et s’il souhaite ou non recevoir un courriel à chaque nouvelle création, sachant qu’il est possible de s’inscrire directement sur le site du club.</text:span></text:p>
        </text:list-item>
        <text:list-item>
          <text:p text:style-name="P167">Les adhérents peuvent mettre à jour un agenda autre que google, et non pas besoin de se créer une adresse gmail.</text:p>
        </text:list-item>
        <text:list-item>
          <text:p text:style-name="P168">Les évènements sont typés.</text:p>
        </text:list-item>
        <text:list-item>
          <text:p text:style-name="P168">L’application gère les autorisations et des groupes, ce qui permet de restreindre si nécessaire les invitations à certains groupes d’utilisateurs</text:p>
        </text:list-item>
      </text:list>
      <text:p text:style-name="P79"/>
      <text:p text:style-name="P78">Dans un troisième temps la gestion des articles du club passera par cette application. Actuellement le club utilise le CMS pluXml. </text:p>
      <text:p text:style-name="P78">Avantages :</text:p>
      <text:list text:style-name="L19">
        <text:list-item>
          <text:p text:style-name="P169"><text:span text:style-name="T44">Les articles seront typ</text:span><text:span text:style-name="T45">és et soumis aux autorisations, comme pour les évènements.</text:span></text:p>
        </text:list-item>
        <text:list-item>
          <text:p text:style-name="P170">Un système pour gérer les sondages pourra être attaché directement à un article.</text:p>
        </text:list-item>
      </text:list>
      <text:h text:style-name="Heading_20_2" text:outline-level="2">Propositon ChatGPT</text:h>
      <text:h text:style-name="P128" text:outline-level="1">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41" text:outline-level="2">Les pratiques numériques de BNW</text:h>
      <text:p text:style-name="P73">Notre association de marche nordique propose de nombreux évènements : sorties, participations à des compétitions, rencontres avec d'autres clubs...</text:p>
      <text:h text:style-name="P146" text:outline-level="3">Problématique actuelle</text:h>
      <text:p text:style-name="P73">Pour chaque évènement, une invitation Google Agenda est envoyée aux membres. Cela génère un grand nombre d'invitations, certaines tombant en dehors des disponibilités des adhérents.</text:p>
      <text:p text:style-name="P7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3"><text:soft-page-break/>Cependant, la charge de gestion a été répartie entre plusieurs animateurs, impliquant une mise à jour manuelle sur chaque installation. De plus, l'application n'ést pas compatible avec les ordinateurs Apple.</text:p>
      <text:h text:style-name="P146" text:outline-level="3">Une nouvelle application web</text:h>
      <text:p text:style-name="P73">Nous avons donc décidé de développer une nouvelle application accessible directement depuis un navigateur web. Cela la rend utilisable sur tous les systèmes (Windows, macOS, Linux) et sur tous les appareils (PC, tablette, smartphone).</text:p>
      <text:h text:style-name="P147" text:outline-level="4">Objectifs</text:h>
      <text:list text:style-name="L20">
        <text:list-item>
          <text:p text:style-name="P171">Permettre aux animateurs de récupérer les disponibilités des utilisateurs pour envoyer les invitations.</text:p>
        </text:list-item>
        <text:list-item>
          <text:p text:style-name="P171">Permettre aux utilisateurs de renseigner eux-mêmes leurs disponibilités.</text:p>
        </text:list-item>
      </text:list>
      <text:h text:style-name="P147" text:outline-level="4" text:is-list-header="true">Avantages</text:h>
      <text:list text:style-name="L21">
        <text:list-item>
          <text:p text:style-name="P172">Sélection des disponibilités par jour et par plage horaire (matin, après-midi, soir).</text:p>
        </text:list-item>
      </text:list>
      <text:h text:style-name="P146" text:outline-level="3" text:is-list-header="true">Une gestion simplifiée des évènements</text:h>
      <text:p text:style-name="P73">Dans une étape ultérieure, l'application remplacera totalement les invitations Google. Les évènements seront saisis directement dans l'application, et un lien sera envoyé aux adhérents intéressés.</text:p>
      <text:p text:style-name="P73">Le courriel contiendra un lien vers l'évènement permettant aux utilisateurs de s'inscrire et d'ajouter l'évènement à leur agenda personnel.</text:p>
      <text:h text:style-name="P147" text:outline-level="4">Avantages</text:h>
      <text:list text:style-name="L22">
        <text:list-item>
          <text:p text:style-name="P173">Choix des types d'évènements qui intéressent l'adhérent et possibilité de recevoir ou non une notification par e-mail.</text:p>
        </text:list-item>
        <text:list-item>
          <text:p text:style-name="P173">Compatibilité avec divers agendas autres que Google sans besoin de compte Gmail.</text:p>
        </text:list-item>
        <text:list-item>
          <text:p text:style-name="P173">Gestion des autorisations et des groupes pour restreindre les invitations.</text:p>
        </text:list-item>
      </text:list>
      <text:h text:style-name="P146" text:outline-level="3" text:is-list-header="true">Intégration de la gestion des articles du club</text:h>
      <text:p text:style-name="P73">Enfin, la gestion des articles du club passera par cette application, remplaçant le CMS actuel PluXml.</text:p>
      <text:h text:style-name="P147" text:outline-level="4">Avantages</text:h>
      <text:list text:style-name="L23">
        <text:list-item>
          <text:p text:style-name="P174">Typage des articles et soumission aux autorisations, comme pour les évènements.</text:p>
        </text:list-item>
        <text:list-item>
          <text:p text:style-name="P174">Ajout d'un système de sondages directement attaché aux articles.</text:p>
        </text:list-item>
      </text:list>
      <text:p text:style-name="P73">Cette application vise à améliorer l'organisation et la gestion des activités de notre association en facilitant la communication et l'accessibilité pour tous les membres.</text:p>
      <text:h text:style-name="P146" text:outline-level="3">Un logiciel libre et adaptable</text:h>
      <text:p text:style-name="P80"><text:span text:style-name="T46">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6">.</text:span></text:p>
      <text:h text:style-name="P129" text:outline-level="1"><text:soft-page-break/>Inclusion d’inclusion avec latte</text:h>
      <text:h text:style-name="Heading_20_2" text:outline-level="2">views/layout.latte :</text:h>
      <text:p text:style-name="Code"><text:span text:style-name="T11">&lt;!DOCTYPE</text:span> <text:span text:style-name="T13">html</text:span><text:span text:style-name="T11">&gt;</text:span></text:p>
      <text:p text:style-name="Code"><text:span text:style-name="T11">&lt;html</text:span> <text:span text:style-name="T13">lang</text:span>=<text:span text:style-name="T2">"fr"</text:span><text:span text:style-name="T11">&gt;</text:span></text:p>
      <text:p text:style-name="Code">&lt;head&gt;</text:p>
      <text:p text:style-name="Code"><text:span text:style-name="T11">&lt;title&gt;</text:span>{<text:span text:style-name="T2">block </text:span>title}{<text:span text:style-name="T2">/block</text:span>}<text:span text:style-name="T11">&lt;/title&gt;</text:span></text:p>
      <text:p text:style-name="Code">&lt;/head&gt;</text:p>
      <text:p text:style-name="Code">&lt;body&gt;</text:p>
      <text:p text:style-name="Code"><text:span text:style-name="T11">&lt;nav</text:span> <text:span text:style-name="T13">class</text:span>=<text:span text:style-name="T2">"navbar navbar-expand-sm navbar-dark bg-dark"</text:span><text:span text:style-name="T11">&gt;</text:span></text:p>
      <text:p text:style-name="Code">{<text:span text:style-name="T2">block </text:span>navbar}{<text:span text:style-name="T2">/block</text:span>}</text:p>
      <text:p text:style-name="Code">&lt;/nav&gt;</text:p>
      <text:p text:style-name="Code"><text:span text:style-name="T11">&lt;div</text:span> <text:span text:style-name="T13">class</text:span>=<text:span text:style-name="T2">"container mt-4"</text:span><text:span text:style-name="T11">&gt;</text:span></text:p>
      <text:p text:style-name="Code">{<text:span text:style-name="T2">block </text:span>content}{<text:span text:style-name="T2">/block</text:span>}</text:p>
      <text:p text:style-name="Code">&lt;/div&gt;</text:p>
      <text:p text:style-name="Code">&lt;/body&gt;</text:p>
      <text:p text:style-name="Code">&lt;/html&gt;</text:p>
      <text:h text:style-name="P142" text:outline-level="2">views/<text:span text:style-name="T50">navbarUser</text:span>.latte :</text:h>
      <text:p text:style-name="Code"><text:span text:style-name="T11">&lt;div</text:span> <text:span text:style-name="T13">class</text:span>=<text:span text:style-name="T2">"container-fluid"</text:span><text:span text:style-name="T11">&gt;</text:span></text:p>
      <text:p text:style-name="Code"><text:span text:style-name="T11">&lt;button</text:span> <text:span text:style-name="T13">class</text:span>=<text:span text:style-name="T2">"navbar-toggler"</text:span> <text:span text:style-name="T13">type</text:span>=<text:span text:style-name="T2">"button"</text:span> <text:span text:style-name="T13">data-bs-toggle</text:span>=<text:span text:style-name="T2">"collapse"</text:span> <text:span text:style-name="T13">data-bs-target</text:span>=<text:span text:style-name="T2">"#navbarNav"</text:span><text:span text:style-name="T11">&gt;</text:span></text:p>
      <text:p text:style-name="Code"><text:span text:style-name="T11">&lt;span</text:span> <text:span text:style-name="T13">class</text:span>=<text:span text:style-name="T2">"navbar-toggler-icon"</text:span><text:span text:style-name="T11">&gt;&lt;/span&gt;</text:span></text:p>
      <text:p text:style-name="Code">&lt;/button&gt;</text:p>
      <text:p text:style-name="Code"><text:span text:style-name="T11">&lt;div</text:span> <text:span text:style-name="T13">class</text:span>=<text:span text:style-name="T2">"collapse navbar-collapse"</text:span> <text:span text:style-name="T13">id</text:span>=<text:span text:style-name="T2">"navbarNav"</text:span><text:span text:style-name="T11">&gt;</text:span></text:p>
      <text:p text:style-name="Code"><text:span text:style-name="T11">&lt;ul</text:span> <text:span text:style-name="T13">class</text:span>=<text:span text:style-name="T2">"navbar-nav me-auto"</text:span><text:span text:style-name="T11">&gt;</text:span></text:p>
      <text:p text:style-name="Code">{<text:span text:style-name="T2">block </text:span>navbarOptions}{<text:span text:style-name="T2">/block</text:span>}</text:p>
      <text:p text:style-name="Code">&lt;/ul&gt;</text:p>
      <text:p text:style-name="Code">&lt;/div&gt;</text:p>
      <text:p text:style-name="Code">&lt;/div&gt;</text:p>
      <text:h text:style-name="P143" text:outline-level="2">views/<text:span text:style-name="T50">user/</text:span><text:span text:style-name="T53">userL</text:span>ayout.latte :</text:h>
      <text:p text:style-name="P82">{<text:span text:style-name="T5">layout</text:span><text:span text:style-name="T2"> </text:span><text:span text:style-name="T5">'../layout.latte'</text:span>}</text:p>
      <text:p text:style-name="Code">{<text:span text:style-name="T2">block </text:span>navbar}</text:p>
      <text:p text:style-name="Code">{<text:span text:style-name="T2">include </text:span><text:span text:style-name="T5">'../navbarUser.latte'</text:span>}</text:p>
      <text:p text:style-name="Code">{<text:span text:style-name="T2">/block</text:span>}</text:p>
      <text:h text:style-name="P142" text:outline-level="2">views/<text:span text:style-name="T50">user/</text:span><text:span text:style-name="T51">user</text:span>.latte :</text:h>
      <text:p text:style-name="P82">{<text:span text:style-name="T5">layout</text:span><text:span text:style-name="T2"> </text:span><text:span text:style-name="T5">"</text:span><text:span text:style-name="T8">userL</text:span><text:span text:style-name="T5">ayout.latte"</text:span>}</text:p>
      <text:p text:style-name="Code">{<text:span text:style-name="T2">block </text:span>navbarOptions}</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count"</text:span><text:span text:style-name="T11">&gt;</text:span>Compte<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availabilities"</text:span><text:span text:style-name="T11">&gt;</text:span>Disponibilité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preferences"</text:span><text:span text:style-name="T11">&gt;</text:span>Préférences<text:span text:style-name="T11">&lt;/a&gt;</text:span></text:p>
      <text:p text:style-name="Code">&lt;/li&gt;</text:p>
      <text:p text:style-name="Code"><text:span text:style-name="T11">&lt;li</text:span> <text:span text:style-name="T13">class</text:span>=<text:span text:style-name="T2">"nav-item"</text:span><text:span text:style-name="T11">&gt;</text:span></text:p>
      <text:p text:style-name="Code"><text:span text:style-name="T11">&lt;a</text:span> <text:span text:style-name="T13">class</text:span>=<text:span text:style-name="T2">"nav-link"</text:span> <text:span text:style-name="T13">href</text:span>=<text:span text:style-name="T2">"/user/groups"</text:span><text:span text:style-name="T11">&gt;</text:span>Groupes<text:span text:style-name="T11">&lt;/a&gt;</text:span></text:p>
      <text:p text:style-name="Code">&lt;/li&gt;</text:p>
      <text:p text:style-name="Code">{<text:span text:style-name="T2">/block</text:span>}</text:p>
      <text:h text:style-name="P144" text:outline-level="2"><text:soft-page-break/>Affichage</text:h>
      <text:p text:style-name="Code">echo <text:span text:style-name="T2">$this</text:span>-&gt;latte-&gt;render(<text:span text:style-name="T5">'app/views/user/user.latte'</text:span>);</text:p>
      <text:p text:style-name="P84">=&gt; <text:span text:style-name="T52">les « li » Compte, Disponibilités, Préférences et Groupes n’apparaissent pas</text:span></text:p>
      <text:h text:style-name="P130" text:outline-level="1">Élément communs</text:h>
      <text:p text:style-name="P16">[</text:p>
      <text:p text:style-name="P5"><text:span text:style-name="T5">'emailReadOnly'</text:span> =&gt; $person[<text:span text:style-name="T5">'Imported'</text:span>] == <text:span text:style-name="T4">1</text:span> ? <text:span text:style-name="T2">true</text:span> : <text:span text:style-name="T2">false</text:span>,</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span text:style-name="T5">'useGravatar'</text:span> =&gt; $useGravatar,</text:p>
      <text:p text:style-name="P5"><text:span text:style-name="T5">'emojis'</text:span> =&gt; $emojis,</text:p>
      <text:p text:style-name="P5"><text:span text:style-name="T5">'emojiPath'</text:span> =&gt; <text:span text:style-name="T5">'../images/'</text:span>,</text:p>
      <text:p text:style-name="P22"/>
      <text:p text:style-name="P5"><text:span text:style-name="T5">'href'</text:span> =&gt; <text:span text:style-name="T2">$this</text:span>-&gt;getHref($person[<text:span text:style-name="T5">'Email'</text:span>]),</text:p>
      <text:p text:style-name="P5"><text:span text:style-name="T5">'userImg'</text:span> =&gt; <text:span text:style-name="T2">$this</text:span>-&gt;getUserImg($person),</text:p>
      <text:p text:style-name="P5"><text:span text:style-name="T5">'userEmail'</text:span> =&gt; $person[<text:span text:style-name="T5">'Email'</text:span>],</text:p>
      <text:p text:style-name="P5"><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P5">]</text:p>
      <text:p text:style-name="P83">Je veux une classe qui me permettre d’indiquer des éléments communs qui sont envoyés lors de son instanciation.</text:p>
      <text:p text:style-name="Code"><text:span text:style-name="T54">$params = new Params([</text:span><text:span text:style-name="T6">'href'</text:span><text:span text:style-name="T28"> =&gt; </text:span><text:span text:style-name="T3">$this</text:span><text:span text:style-name="T28">-&gt;getHref($person[</text:span><text:span text:style-name="T6">'Email'</text:span><text:span text:style-name="T28">]),</text:span></text:p>
      <text:p text:style-name="Code"><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span text:style-name="T54">) ;</text:span></text:p>
      <text:p text:style-name="P83">Ensuite un appel à </text:p>
      <text:p text:style-name="Code">$params-&gt;getAll(<text:span text:style-name="T28">[</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 ;</text:span></text:p>
      <text:p text:style-name="Code"><text:span text:style-name="T7">doit retourner :<text:line-break/></text:span>[</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6">'emojiPath'</text:span><text:span text:style-name="T28"> =&gt; </text:span><text:span text:style-name="T6">'../images/'</text:span><text:span text:style-name="T28">,</text:span></text:p>
      <text:p text:style-name="Code"><text:span text:style-name="T5">'href'</text:span> =&gt; <text:span text:style-name="T2">$this</text:span>-&gt;getHref($person[<text:span text:style-name="T5">'Email'</text:span>]),</text:p>
      <text:p text:style-name="Code"><text:soft-page-break/><text:span text:style-name="T5">'userImg'</text:span> =&gt; <text:span text:style-name="T2">$this</text:span>-&gt;getUserImg($person),</text:p>
      <text:p text:style-name="Code"><text:span text:style-name="T5">'userEmail'</text:span> =&gt; $person[<text:span text:style-name="T5">'Email'</text:span>],</text:p>
      <text:p text:style-name="Code"><text:span text:style-name="T5">'keys'</text:span> =&gt; count(<text:span text:style-name="T2">$this</text:span>-&gt;getAuthorizations($person[<text:span text:style-name="T5">'Id'</text:span>])) ?? <text:span text:style-name="T4">0</text:span> &gt; <text:span text:style-name="T4">0</text:span> ? <text:span text:style-name="T2">true</text:span> : <text:span text:style-name="T2">false</text:span></text:p>
      <text:p text:style-name="Code">]</text:p>
      <text:h text:style-name="P131" text:outline-level="1">Disponibilités</text:h>
      <text:p text:style-name="P85">Comment corriger cette erreur :</text:p>
      <text:p text:style-name="P86"><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87"/>
      <text:p text:style-name="P85">Le code est :</text:p>
      <text:p text:style-name="Code">&lt;tbody&gt;</text:p>
      <text:p text:style-name="Code">&lt;tr&gt;</text:p>
      <text:p text:style-name="Code"><text:span text:style-name="T11">&lt;td&gt;</text:span>Matin<text:span text:style-name="T11">&lt;/td&gt;</text:span></text:p>
      <text:p text:style-name="Code">{<text:span text:style-name="T2">for </text:span>$i = <text:span text:style-name="T4">0</text:span>; $i &lt; <text:span text:style-name="T4">7</text:span>; $i++} </text:p>
      <text:p text:style-name="Code">&lt;td&gt;</text:p>
      <text:p text:style-name="Code"><text:span text:style-name="T11">&lt;div</text:span> <text:span text:style-name="T13">class</text:span>=<text:span text:style-name="T2">"form-check"</text:span><text:span text:style-name="T11">&gt;</text:span></text:p>
      <text:p text:style-name="Code"><text:span text:style-name="T11">&lt;input</text:span> <text:span text:style-name="T13">class</text:span>=<text:span text:style-name="T2">"form-check-input"</text:span> <text:span text:style-name="T13">type</text:span>=<text:span text:style-name="T2">"checkbox"</text:span> </text:p>
      <text:p text:style-name="Code"><text:span text:style-name="T13">name</text:span>=<text:span text:style-name="T2">"availabilities[{$i}][morning]"</text:span> </text:p>
      <text:p text:style-name="Code"><text:span text:style-name="T13">id</text:span>=<text:span text:style-name="T2">"morning_{$i}"</text:span></text:p>
      <text:p text:style-name="Code"><text:span text:style-name="T13">{isset($currentAvailabilities[$i][morning])</text:span> <text:span text:style-name="T13">&amp;&amp;</text:span> <text:span text:style-name="T13">$currentAvailabilities[$i][morning]</text:span> <text:span text:style-name="T13">?</text:span> <text:span text:style-name="T13">checked</text:span> <text:span text:style-name="T13">:</text:span> <text:span text:style-name="T35">''}</text:span><text:span text:style-name="T11">&gt;</text:span></text:p>
      <text:p text:style-name="Code">&lt;/div&gt;</text:p>
      <text:p text:style-name="Code">&lt;/td&gt;</text:p>
      <text:p text:style-name="Code">{<text:span text:style-name="T2">/for</text:span>} </text:p>
      <text:p text:style-name="P85"/>
      <text:p text:style-name="P87"><text:span text:style-name="T55">avec </text:span><text:span text:style-name="T14">$currentAvailabilities</text:span><text:span text:style-name="T55"> = </text:span>array(1) { [0]=&gt; object(stdClass)#278 (1) { ["morning"]=&gt; string(2) "on" } } </text:p>
      <text:p text:style-name="P87"><text:span text:style-name="T55">obtenu avec : </text:span><text:span text:style-name="T28">$currentAvailabilities = json_decode($person[</text:span><text:span text:style-name="T6">'Availabilities'</text:span><text:span text:style-name="T28">] ?? </text:span><text:span text:style-name="T6">''</text:span><text:span text:style-name="T28">);</text:span></text:p>
      <text:p text:style-name="P85"/>
      <text:h text:style-name="P132" text:outline-level="1">Préférences</text:h>
      <text:p text:style-name="P97">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soft-page-break/><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97">On connaît IdPerson, on veut afficher tous les EventType qui ont un groupe en commun avec la personne identifiée par IdPerson.</text:p>
      <text:p text:style-name="P89">On veut pouvoir cocher chaque EventType, et lorsque un EventType est coché, on veut pouvoir cocher une autre coche lié à la disponibilité de la personne.</text:p>
      <text:p text:style-name="P93">Voici la structure <text:span text:style-name="T56">de l’application</text:span></text:p>
      <text:p text:style-name="P92">├── app</text:p>
      <text:p text:style-name="P92">│ <text:s text:c="2"/>├── controllers</text:p>
      <text:p text:style-name="P92">│ <text:s text:c="2"/>├── helpers</text:p>
      <text:p text:style-name="P92">│ <text:s text:c="2"/>│ <text:s text:c="2"/>└── database</text:p>
      <text:p text:style-name="P92">│ <text:s text:c="2"/>├── images</text:p>
      <text:p text:style-name="P92">│ <text:s text:c="2"/>└── views</text:p>
      <text:p text:style-name="P92">│ <text:s text:c="6"/>├── groups</text:p>
      <text:p text:style-name="P92">│ <text:s text:c="6"/>├── persons</text:p>
      <text:p text:style-name="P88">│ <text:s text:c="6"/>└── user</text:p>
      <text:p text:style-name="P89">On veut créer app/views/user/preferences.latte en utilisant PHP, Bootstrap, flightphp, latte</text:p>
      <text:p text:style-name="P89">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preferences = $_POST[<text:span text:style-name="T5">'preferences'</text:span>];</text:p>
      <text:p text:style-name="Code">$query = <text:span text:style-name="T2">$this</text:span>-&gt;pdo-&gt;prepare(<text:span text:style-name="T5">'</text:span><text:span text:style-name="T2">UPDATE</text:span><text:span text:style-name="T5"> Person </text:span><text:span text:style-name="T2">SET</text:span><text:span text:style-name="T5"> </text:span><text:span text:style-name="T9">P</text:span><text:span text:style-name="T5">references </text:span>=<text:span text:style-name="T5"> ? </text:span><text:span text:style-name="T2">WHERE</text:span><text:span text:style-name="T5"> Id </text:span>=<text:span text:style-name="T5"> '</text:span> . $person[<text:span text:style-name="T5">'Id'</text:span>]);</text:p>
      <text:p text:style-name="Code">$query-&gt;execute([json_encode($preferences)]);</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P94">$currentPreferences = json_decode($person[<text:span text:style-name="T5">'</text:span><text:span text:style-name="T9">P</text:span><text:span text:style-name="T5">references'</text:span>] ?? <text:span text:style-name="T5">''</text:span>, <text:span text:style-name="T2">true</text:span>);</text:p>
      <text:p text:style-name="Code">echo <text:span text:style-name="T2">$this</text:span>-&gt;latte-&gt;render(<text:span text:style-name="T5">'app/views/user/preferences.latte'</text:span>, <text:span text:style-name="T2">$this</text:span>-&gt;params-&gt;getAll([</text:p>
      <text:p text:style-name="Code"><text:span text:style-name="T5">'currentPreferences'</text:span> =&gt; $currentPreference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33" text:outline-level="1"><text:soft-page-break/>Groupes</text:h>
      <text:p text:style-name="P98">Avec ces tables :</text:p>
      <text:p text:style-name="P95">CREATE TABLE "Group" (</text:p>
      <text:p text:style-name="P95"><text:tab/>"Id"<text:tab/>INTEGER,</text:p>
      <text:p text:style-name="P95"><text:tab/>"Name"<text:tab/>TEXT NOT NULL,</text:p>
      <text:p text:style-name="P95"><text:tab/>"Inactivated"<text:tab/>INTEGER NOT NULL DEFAULT 0,</text:p>
      <text:p text:style-name="P95"><text:tab/>"SelfRegistration"<text:tab/>INTEGER NOT NULL DEFAULT 0,</text:p>
      <text:p text:style-name="P95"><text:tab/>PRIMARY KEY("Id")</text:p>
      <text:p text:style-name="P95">);</text:p>
      <text:p text:style-name="P95">CREATE TABLE "PersonGroup" (</text:p>
      <text:p text:style-name="P95"><text:tab/>"Id"<text:tab/>INTEGER,</text:p>
      <text:p text:style-name="P95"><text:tab/>"IdPerson"<text:tab/>INTEGER NOT NULL,</text:p>
      <text:p text:style-name="P95"><text:tab/>"IdGroup"<text:tab/>INTEGER NOT NULL,</text:p>
      <text:p text:style-name="P95"><text:tab/>FOREIGN KEY("IdPerson") REFERENCES "Person"("Id"),</text:p>
      <text:p text:style-name="P95"><text:tab/>FOREIGN KEY("IdGroup") REFERENCES "Group"("Id"),</text:p>
      <text:p text:style-name="P95"><text:tab/>PRIMARY KEY("Id")</text:p>
      <text:p text:style-name="P95">);</text:p>
      <text:p text:style-name="P98">On connaît IdPerson, on veut <text:span text:style-name="T57">pouvoir ajouter à la personne les groupes avec SelfRegistration == 1</text:span>.</text:p>
      <text:p text:style-name="P96">Voici la structure <text:span text:style-name="T56">de l’application</text:span></text:p>
      <text:p text:style-name="P95">├── app</text:p>
      <text:p text:style-name="P95">│ <text:s text:c="2"/>├── controllers</text:p>
      <text:p text:style-name="P95">│ <text:s text:c="2"/>├── helpers</text:p>
      <text:p text:style-name="P95">│ <text:s text:c="2"/>│ <text:s text:c="2"/>└── database</text:p>
      <text:p text:style-name="P95">│ <text:s text:c="2"/>├── images</text:p>
      <text:p text:style-name="P95">│ <text:s text:c="2"/>└── views</text:p>
      <text:p text:style-name="P95">│ <text:s text:c="6"/>├── groups</text:p>
      <text:p text:style-name="P95">│ <text:s text:c="6"/>├── persons</text:p>
      <text:p text:style-name="P90">│ <text:s text:c="6"/>└── user</text:p>
      <text:p text:style-name="P91">On veut créer app/views/user/<text:span text:style-name="T57">groups</text:span>.latte en utilisant PHP, Bootstrap, flightphp, latte</text:p>
      <text:p text:style-name="P91">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groups = $_POST[<text:span text:style-name="T5">'groups'</text:span>];</text:p>
      <text:p text:style-name="Code"/>
      <text:p text:style-name="Code">//mettre à jour PersonGroup</text:p>
      <text:p text:style-name="Code"/>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 récuperer les groupes de la personne</text:p>
      <text:p text:style-name="Code">$currentGroups = ;</text:p>
      <text:p text:style-name="Code">echo <text:span text:style-name="T2">$this</text:span>-&gt;latte-&gt;render(<text:span text:style-name="T5">'app/views/user/availabilities.latte'</text:span>, <text:span text:style-name="T2">$this</text:span>-&gt;params-&gt;getAll([</text:p>
      <text:p text:style-name="Code"><text:span text:style-name="T5">'groups'</text:span> =&gt; $currentGroups,</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p>
      <text:p text:style-name="Code">}</text:p>
      <text:h text:style-name="P134" text:outline-level="1"><text:soft-page-break/>Emojis</text:h>
      <text:p text:style-name="P99">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5">'REQUEST_METHOD'</text:span>] === <text:span text:style-name="T5">'POST'</text:span>) {</text:p>
      <text:p text:style-name="Code">$email = filter_var($_POST[<text:span text:style-name="T5">'email'</text:span>], FILTER_VALIDATE_EMAIL) ?? <text:span text:style-name="T5">''</text:span>;</text:p>
      <text:p text:style-name="Code">$password = $_POST[<text:span text:style-name="T5">'password'</text:span>];</text:p>
      <text:p text:style-name="Code">$firstName = $_POST[<text:span text:style-name="T5">'firstName'</text:span>];</text:p>
      <text:p text:style-name="Code">$lastName = $_POST[<text:span text:style-name="T5">'lastName'</text:span>];</text:p>
      <text:p text:style-name="Code">$nickName = $_POST[<text:span text:style-name="T5">'nickName'</text:span>];</text:p>
      <text:p text:style-name="Code">$avatar = $_POST[<text:span text:style-name="T5">'avatar'</text:span>] ?? <text:span text:style-name="T5">''</text:span>;</text:p>
      <text:p text:style-name="Code">$useGravatar = $_POST[<text:span text:style-name="T5">'useGravatar'</text:span>] ?? <text:span text:style-name="T5">'no'</text:span>;</text:p>
      <text:p text:style-name="Code">$stmt = <text:span text:style-name="T2">$this</text:span>-&gt;pdo-&gt;prepare(<text:span text:style-name="T5">'</text:span><text:span text:style-name="T2">UPDATE</text:span><text:span text:style-name="T5"> Person </text:span><text:span text:style-name="T2">SET</text:span><text:span text:style-name="T5"> FirstName </text:span>=<text:span text:style-name="T5"> ?, LastName </text:span>=<text:span text:style-name="T5"> ?, NickName </text:span>=<text:span text:style-name="T5"> ?, Avatar </text:span>=<text:span text:style-name="T5"> ?, useGravatar </text:span>=<text:span text:style-name="T5"> ? </text:span><text:span text:style-name="T2">WHERE</text:span><text:span text:style-name="T5"> Id </text:span>=<text:span text:style-name="T5"> '</text:span> . $person[<text:span text:style-name="T5">'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5">'</text:span><text:span text:style-name="T2">UPDATE</text:span><text:span text:style-name="T5"> Person </text:span><text:span text:style-name="T2">SET</text:span><text:span text:style-name="T5"> </text:span><text:span text:style-name="T2">Password</text:span><text:span text:style-name="T5"> </text:span>=<text:span text:style-name="T5"> ? </text:span><text:span text:style-name="T2">WHERE</text:span><text:span text:style-name="T5"> Id </text:span>=<text:span text:style-name="T5"> '</text:span> . $person[<text:span text:style-name="T5">'Id'</text:span>]);</text:p>
      <text:p text:style-name="Code">$stmt-&gt;execute([PasswordManager::signPassword($password)]);</text:p>
      <text:p text:style-name="Code">}</text:p>
      <text:p text:style-name="Code"><text:span text:style-name="T2">if</text:span> ($person[<text:span text:style-name="T5">'Imported'</text:span>] == <text:span text:style-name="T4">0</text:span>) {</text:p>
      <text:p text:style-name="Code">$stmt = <text:span text:style-name="T2">$this</text:span>-&gt;pdo-&gt;prepare(<text:span text:style-name="T5">'</text:span><text:span text:style-name="T2">UPDATE</text:span><text:span text:style-name="T5"> Person </text:span><text:span text:style-name="T2">SET</text:span><text:span text:style-name="T5"> Email </text:span>=<text:span text:style-name="T5"> ? </text:span><text:span text:style-name="T2">WHERE</text:span><text:span text:style-name="T5"> Id </text:span>=<text:span text:style-name="T5"> '</text:span> . $person[<text:span text:style-name="T5">'Id'</text:span>]);</text:p>
      <text:p text:style-name="Code">$stmt-&gt;execute([$email]);</text:p>
      <text:p text:style-name="Code">$_SESSION[<text:span text:style-name="T5">'user'</text:span>] = $email;</text:p>
      <text:p text:style-name="Code">}</text:p>
      <text:p text:style-name="Code"><text:span text:style-name="T2">$this</text:span>-&gt;flight-&gt;redirect(<text:span text:style-name="T5">'/user'</text:span>);</text:p>
      <text:p text:style-name="Code">} <text:span text:style-name="T2">else</text:span> <text:span text:style-name="T2">if</text:span> ($_SERVER[<text:span text:style-name="T5">'REQUEST_METHOD'</text:span>] === <text:span text:style-name="T5">'GET'</text:span>) {</text:p>
      <text:p text:style-name="Code">$email = filter_var($person[<text:span text:style-name="T5">'Email'</text:span>], FILTER_VALIDATE_EMAIL) ?? <text:span text:style-name="T5">''</text:span>;</text:p>
      <text:p text:style-name="Code">$firstName = <text:span text:style-name="T2">$this</text:span>-&gt;sanitizeInput($person[<text:span text:style-name="T5">'FirstName'</text:span>]);</text:p>
      <text:p text:style-name="Code">$lastName = <text:span text:style-name="T2">$this</text:span>-&gt;sanitizeInput($person[<text:span text:style-name="T5">'LastName'</text:span>]);</text:p>
      <text:p text:style-name="Code">$nickName = <text:span text:style-name="T2">$this</text:span>-&gt;sanitizeInput($person[<text:span text:style-name="T5">'NickName'</text:span>]);</text:p>
      <text:p text:style-name="Code">$avatar = <text:span text:style-name="T2">$this</text:span>-&gt;sanitizeInput($person[<text:span text:style-name="T5">'Avatar'</text:span>]);</text:p>
      <text:p text:style-name="Code">$useGravatar = <text:span text:style-name="T2">$this</text:span>-&gt;sanitizeInput($person[<text:span text:style-name="T5">'UseGravatar'</text:span>]) ?? <text:span text:style-name="T5">'no'</text:span>;</text:p>
      <text:p text:style-name="Code"/>
      <text:p text:style-name="Code">$emojiFiles = glob(<text:span text:style-name="T2">__DIR__</text:span> . <text:span text:style-name="T5">'/../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5">'app/views/user/account.latte'</text:span>, <text:span text:style-name="T2">$this</text:span>-&gt;params-&gt;getAll([</text:p>
      <text:p text:style-name="Code"><text:span text:style-name="T5">'emailReadOnly'</text:span> =&gt; $person[<text:span text:style-name="T5">'Imported'</text:span>] == <text:span text:style-name="T4">1</text:span> ? <text:span text:style-name="T2">true</text:span> : <text:span text:style-name="T2">false</text:span>,</text:p>
      <text:p text:style-name="Code"><text:span text:style-name="T5">'email'</text:span> =&gt; $email,</text:p>
      <text:p text:style-name="Code"><text:span text:style-name="T5">'firstName'</text:span> =&gt; $firstName,</text:p>
      <text:p text:style-name="Code"><text:span text:style-name="T5">'lastName'</text:span> =&gt; $lastName,</text:p>
      <text:p text:style-name="Code"><text:span text:style-name="T5">'nickName'</text:span> =&gt; $nickName,</text:p>
      <text:p text:style-name="Code"><text:span text:style-name="T5">'avatar'</text:span> =&gt; $avatar,</text:p>
      <text:p text:style-name="Code"><text:span text:style-name="T5">'useGravatar'</text:span> =&gt; $useGravatar,</text:p>
      <text:p text:style-name="Code"><text:span text:style-name="T5">'emojis'</text:span> =&gt; $emojis,</text:p>
      <text:p text:style-name="Code"><text:span text:style-name="T5">'emojiPath'</text:span> =&gt; <text:span text:style-name="T5">'../images/'</text:span>,</text:p>
      <text:p text:style-name="Code"><text:span text:style-name="T5">'page'</text:span> =&gt; basename($_SERVER[<text:span text:style-name="T5">'REQUEST_URI'</text:span>])</text:p>
      <text:p text:style-name="Code">]));</text:p>
      <text:p text:style-name="Code">} <text:span text:style-name="T2">else</text:span> {</text:p>
      <text:p text:style-name="Code"><text:span text:style-name="T2">$this</text:span>-&gt;application-&gt;error470($_SERVER[<text:span text:style-name="T5">'REQUEST_METHOD'</text:span>], <text:span text:style-name="T2">__FILE__</text:span>, <text:span text:style-name="T2">__LINE__</text:span>);</text:p>
      <text:p text:style-name="Code"><text:soft-page-break/>}</text:p>
      <text:p text:style-name="Code">}</text:p>
      <text:p text:style-name="P99">Et cette vue</text:p>
      <text:p text:style-name="Code">{<text:span text:style-name="T2">layout </text:span><text:span text:style-name="T5">"user.latte"</text:span>}</text:p>
      <text:p text:style-name="Code"/>
      <text:p text:style-name="Code">{<text:span text:style-name="T2">block </text:span>content}</text:p>
      <text:p text:style-name="Code"><text:span text:style-name="T11">&lt;form</text:span> <text:span text:style-name="T13">method</text:span>=<text:span text:style-name="T2">"POST"</text:span> <text:span text:style-name="T13">class</text:span>=<text:span text:style-name="T2">"needs-validation"</text:span> <text:span text:style-name="T13">novalidate</text:span> <text:span text:style-name="T13">data-form</text:span>=<text:span text:style-name="T2">"account"</text:span><text:span text:style-name="T11">&gt;</text:span></text:p>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email"</text:span> <text:span text:style-name="T13">class</text:span>=<text:span text:style-name="T2">"form-label"</text:span><text:span text:style-name="T11">&gt;</text:span>Email<text:span text:style-name="T11">&lt;/label&gt;</text:span></text:p>
      <text:p text:style-name="Code"><text:span text:style-name="T11">&lt;input</text:span> <text:span text:style-name="T13">type</text:span>=<text:span text:style-name="T2">"email"</text:span> <text:span text:style-name="T13">class</text:span>=<text:span text:style-name="T2">"form-control"</text:span> <text:span text:style-name="T13">id</text:span>=<text:span text:style-name="T2">"email"</text:span> <text:span text:style-name="T13">name</text:span>=<text:span text:style-name="T2">"email"</text:span> </text:p>
      <text:p text:style-name="Code"><text:span text:style-name="T13">value</text:span>=<text:span text:style-name="T2">"{$email}"</text:span> </text:p>
      <text:p text:style-name="Code"><text:span text:style-name="T13">{if</text:span> <text:span text:style-name="T13">$emailReadOnly}</text:span></text:p>
      <text:p text:style-name="Code">readonly</text:p>
      <text:p text:style-name="Code">{else}</text:p>
      <text:p text:style-name="Code">required</text:p>
      <text:p text:style-name="Code"><text:span text:style-name="T13">{</text:span><text:span text:style-name="T35">/if}</text:span><text:span text:style-name="T11">&gt;</text:span></text:p>
      <text:p text:style-name="Code"><text:span text:style-name="T11">&lt;div</text:span> <text:span text:style-name="T13">class</text:span>=<text:span text:style-name="T2">"invalid-feedback"</text:span><text:span text:style-name="T11">&gt;</text:span></text:p>
      <text:p text:style-name="Code">Veuillez saisir une adresse email valide.</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password"</text:span> <text:span text:style-name="T13">class</text:span>=<text:span text:style-name="T2">"form-label"</text:span><text:span text:style-name="T11">&gt;</text:span>Mot de passe<text:span text:style-name="T11">&lt;/label&gt;</text:span></text:p>
      <text:p text:style-name="Code"><text:span text:style-name="T11">&lt;input</text:span> <text:span text:style-name="T13">type</text:span>=<text:span text:style-name="T2">"password"</text:span> <text:span text:style-name="T13">class</text:span>=<text:span text:style-name="T2">"form-control"</text:span> <text:span text:style-name="T13">id</text:span>=<text:span text:style-name="T2">"password"</text:span> <text:span text:style-name="T13">name</text:span>=<text:span text:style-name="T2">"password"</text:span> </text:p>
      <text:p text:style-name="Code"><text:span text:style-name="T13">placeholder</text:span>=<text:span text:style-name="T2">"Laissez vide pour ne pas modifier"</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firstName"</text:span> <text:span text:style-name="T13">class</text:span>=<text:span text:style-name="T2">"form-label"</text:span><text:span text:style-name="T11">&gt;</text:span>Pré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firstName"</text:span> <text:span text:style-name="T13">name</text:span>=<text:span text:style-name="T2">"firstName"</text:span> </text:p>
      <text:p text:style-name="Code"><text:span text:style-name="T13">value</text:span>=<text:span text:style-name="T2">"{$fir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pré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lastName"</text:span> <text:span text:style-name="T13">class</text:span>=<text:span text:style-name="T2">"form-label"</text:span><text:span text:style-name="T11">&gt;</text:span>Nom<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lastName"</text:span> <text:span text:style-name="T13">name</text:span>=<text:span text:style-name="T2">"lastName"</text:span> </text:p>
      <text:p text:style-name="Code"><text:span text:style-name="T13">value</text:span>=<text:span text:style-name="T2">"{$lastName}"</text:span> <text:span text:style-name="T13">required</text:span><text:span text:style-name="T11">&gt;</text:span></text:p>
      <text:p text:style-name="Code"><text:span text:style-name="T11">&lt;div</text:span> <text:span text:style-name="T13">class</text:span>=<text:span text:style-name="T2">"invalid-feedback"</text:span><text:span text:style-name="T11">&gt;</text:span></text:p>
      <text:p text:style-name="Code">Le nom est requis.</text:p>
      <text:p text:style-name="Code">&lt;/div&gt;</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11">&lt;label</text:span> <text:span text:style-name="T13">for</text:span>=<text:span text:style-name="T2">"nickName"</text:span> <text:span text:style-name="T13">class</text:span>=<text:span text:style-name="T2">"form-label"</text:span><text:span text:style-name="T11">&gt;</text:span>Pseudo<text:span text:style-name="T11">&lt;/label&gt;</text:span></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nickName"</text:span> <text:span text:style-name="T13">name</text:span>=<text:span text:style-name="T2">"nickName"</text:span> </text:p>
      <text:p text:style-name="Code"><text:span text:style-name="T13">value</text:span>=<text:span text:style-name="T2">"{$nickName}"</text:span><text:span text:style-name="T11">&gt;</text:span></text:p>
      <text:p text:style-name="Code">&lt;/div&gt;</text:p>
      <text:p text:style-name="Code"/>
      <text:p text:style-name="Code"><text:span text:style-name="T11">&lt;div</text:span> <text:span text:style-name="T13">class</text:span>=<text:span text:style-name="T2">"mb-3"</text:span><text:span text:style-name="T11">&gt;</text:span></text:p>
      <text:p text:style-name="Code">{<text:span text:style-name="T2">if </text:span>$useGravatar == <text:span text:style-name="T5">'no'</text:span>}</text:p>
      <text:p text:style-name="Code"><text:span text:style-name="T11">&lt;div</text:span> <text:span text:style-name="T13">class</text:span>=<text:span text:style-name="T2">"dropdown"</text:span><text:span text:style-name="T11">&gt;</text:span></text:p>
      <text:p text:style-name="Code"><text:span text:style-name="T11">&lt;button</text:span> <text:span text:style-name="T13">class</text:span>=<text:span text:style-name="T2">"btn btn-outline-primary dropdown-toggle"</text:span> <text:span text:style-name="T13">type</text:span>=<text:span text:style-name="T2">"button"</text:span> <text:span text:style-name="T13">id</text:span>=<text:span text:style-name="T2">"emojiSelect"</text:span> <text:span text:style-name="T13">data-bs-toggle</text:span>=<text:span text:style-name="T2">"dropdown"</text:span> <text:span text:style-name="T13">aria-expanded</text:span>=<text:span text:style-name="T2">"false"</text:span><text:span text:style-name="T11">&gt;</text:span></text:p>
      <text:p text:style-name="Code"><text:soft-page-break/>Sélectionnez un Emoji</text:p>
      <text:p text:style-name="Code">&lt;/button&gt;</text:p>
      <text:p text:style-name="Code"><text:span text:style-name="T11">&lt;ul</text:span> <text:span text:style-name="T13">class</text:span>=<text:span text:style-name="T2">"dropdown-menu"</text:span> <text:span text:style-name="T13">id</text:span>=<text:span text:style-name="T2">"emojiList"</text:span><text:span text:style-name="T11">&gt;</text:span></text:p>
      <text:p text:style-name="Code">{<text:span text:style-name="T2">foreach </text:span>$emojis as $emoji}<text:span text:style-name="T11">&lt;li&gt;&lt;a</text:span> <text:span text:style-name="T13">class</text:span>=<text:span text:style-name="T2">"dropdown-item"</text:span> <text:span text:style-name="T13">href</text:span>=<text:span text:style-name="T2">"#"</text:span> <text:span text:style-name="T13">data-img</text:span>=<text:span text:style-name="T2">"{$emojiPath}{$emoji}"</text:span><text:span text:style-name="T11">&gt;&lt;img</text:span> <text:span text:style-name="T13">src</text:span>=<text:span text:style-name="T2">"{$emojiPath}{$emoji}"</text:span> <text:span text:style-name="T13">alt</text:span>=<text:span text:style-name="T2">"emoji"</text:span><text:span text:style-name="T11">&gt;</text:span> {$emoji}<text:span text:style-name="T11">&lt;/a&gt;&lt;/li&gt;</text:span></text:p>
      <text:p text:style-name="Code">{<text:span text:style-name="T2">/foreach</text:span>} </text:p>
      <text:p text:style-name="Code">&lt;/ul&gt;</text:p>
      <text:p text:style-name="Code"><text:span text:style-name="T11">&lt;input</text:span> <text:span text:style-name="T13">type</text:span>=<text:span text:style-name="T2">"text"</text:span> <text:span text:style-name="T13">class</text:span>=<text:span text:style-name="T2">"form-control"</text:span> <text:span text:style-name="T13">id</text:span>=<text:span text:style-name="T2">"avatar"</text:span> <text:span text:style-name="T13">name</text:span>=<text:span text:style-name="T2">"avatar"</text:span> <text:span text:style-name="T13">value</text:span>=<text:span text:style-name="T2">"{$avatar}"</text:span><text:span text:style-name="T11">&gt;</text:span></text:p>
      <text:p text:style-name="Code">&lt;/div&gt;</text:p>
      <text:p text:style-name="Code">{<text:span text:style-name="T2">/if</text:span>}</text:p>
      <text:p text:style-name="Code"><text:span text:style-name="T11">&lt;label</text:span> <text:span text:style-name="T13">for</text:span>=<text:span text:style-name="T2">"gravatar"</text:span><text:span text:style-name="T11">&gt;</text:span> </text:p>
      <text:p text:style-name="Code"><text:span text:style-name="T11">&lt;input</text:span> <text:span text:style-name="T13">type</text:span>=<text:span text:style-name="T2">"checkbox"</text:span> <text:span text:style-name="T13">id</text:span>=<text:span text:style-name="T2">"useGravatar"</text:span> <text:span text:style-name="T13">name</text:span>=<text:span text:style-name="T2">"useGravatar"</text:span> </text:p>
      <text:p text:style-name="Code"><text:span text:style-name="T13">{if</text:span> <text:span text:style-name="T13">$useGravatar</text:span> =<text:span text:style-name="T35">=</text:span> <text:span text:style-name="T2">'yes'</text:span><text:span text:style-name="T13">}</text:span></text:p>
      <text:p text:style-name="Code">checked</text:p>
      <text:p text:style-name="Code"><text:span text:style-name="T13">{</text:span><text:span text:style-name="T35">/if}</text:span></text:p>
      <text:p text:style-name="Code"><text:span text:style-name="T13">value</text:span>=<text:span text:style-name="T2">"yes"</text:span><text:span text:style-name="T11">&gt;</text:span> </text:p>
      <text:p text:style-name="Code">Utiliser mon <text:span text:style-name="T11">&lt;a</text:span> <text:span text:style-name="T13">href</text:span>=<text:span text:style-name="T2">"https://gravatar.com/"</text:span><text:span text:style-name="T11">&gt;</text:span> gravatar<text:span text:style-name="T11">&lt;/a&gt;</text:span></text:p>
      <text:p text:style-name="Code">&lt;/label&gt;</text:p>
      <text:p text:style-name="Code">&lt;/div&gt;</text:p>
      <text:p text:style-name="Code"/>
      <text:p text:style-name="Code"><text:span text:style-name="T11">&lt;button</text:span> <text:span text:style-name="T13">type</text:span>=<text:span text:style-name="T2">"submit"</text:span> <text:span text:style-name="T13">class</text:span>=<text:span text:style-name="T2">"btn btn-primary"</text:span><text:span text:style-name="T11">&gt;</text:span>Valider<text:span text:style-name="T11">&lt;/button&gt;</text:span></text:p>
      <text:p text:style-name="Code">&lt;/form&gt;</text:p>
      <text:p text:style-name="Code">{<text:span text:style-name="T2">/block</text:span>}</text:p>
      <text:p text:style-name="P99">Il faudrait afficher la liste des emoji sous forme d’images plutôt que « emoji &lt;nom du fichier&gt; »</text:p>
      <text:h text:style-name="P135" text:outline-level="1">Bêta-testeur</text:h>
      <text:p text:style-name="P103">Faire la synthèse de ces courriels. Celle-ci sera affiché dans un texte d’aide de l’application pour inciter les utilisateurs à s’inscrire au groupe bêta-testeur</text:p>
      <text:p text:style-name="P101"><text:span text:style-name="T47">Une application web en construction</text:span><text:line-break/><text:line-break/><text:span text:style-name="T46">Imaginez la création d'une application web comme la construction d'une maison. Nous avons déjà franchi plusieurs étapes importantes :</text:span><text:line-break/><text:line-break/><text:span text:style-name="T46">Les fondations sont posées</text:span><text:line-break/><text:span text:style-name="T46">-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6">- La viabilisation est achevée : l'architecture technique, la gestion des erreurs, les logs, et les bases de données sont en place</text:span><text:line-break/><text:span text:style-name="T46">- Les murs porteurs sont érigés, donnant forme au site avec sa barre de navigation</text:span><text:line-break/><text:span text:style-name="T46">- La porte d'entrée est installée, permettant aux utilisateurs de se connecter et d'accéder à leurs données personnelles</text:span><text:line-break/><text:span text:style-name="T46">- Les pièces sont définies, représentant les différentes fonctionnalités accessibles selon les groupes d'utilisateurs</text:span></text:p>
      <text:p text:style-name="P74"><text:span text:style-name="T58">Une maison prend vie grâce à ses habitants</text:span><text:line-break/>Tout comme une maison n'est rien sans ses habitants, une application n'existe que par ses utilisateurs. C'est pourquoi nous souhaitons vous impliquer dès maintenant dans sa construction.</text:p>
      <text:p text:style-name="P102"/>
      <text:p text:style-name="P75">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1"><text:span text:style-name="T46">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74"><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2"/>
      <text:p text:style-name="P100">Une séance de test typique</text:p>
      <text:p text:style-name="P100"><text:span text:style-name="T46">1. Cette semaine : annonce de la mission</text:span><text:line-break/><text:span text:style-name="T46">2. Semaine prochaine : sessions individuelles selon le planning (si vous êtes disponible bien sûr)</text:span><text:line-break/><text:span text:style-name="T46">3. Semaine suivante : compte-rendu global avec :</text:span><text:line-break/><text:span text:style-name="T48">   </text:span><text:span text:style-name="T46">* Synthèse des bugs détectés</text:span><text:line-break/><text:span text:style-name="T48">   </text:span><text:span text:style-name="T46">* Liste des évolutions proposées</text:span></text:p>
      <text:h text:style-name="Heading_20_2" text:outline-level="2">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6">Inscrivez-vous et testez les fonctionnalités en avant-première.</text:p>
        </text:list-item>
        <text:list-item>
          <text:p text:style-name="P176">Identifiez les bugs et partagez-les avec nous (captures d’écran + étapes pour reproduire l’erreur).</text:p>
        </text:list-item>
        <text:list-item>
          <text:p text:style-name="P175">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78">Annonce des tests en cours</text:p>
        </text:list-item>
        <text:list-item>
          <text:p text:style-name="P178"><text:soft-page-break/>Sessions de test individuelles (selon votre disponibilité)</text:p>
        </text:list-item>
        <text:list-item>
          <text:p text:style-name="P177">Analyse collective des retours et intégration des améliorations</text:p>
        </text:list-item>
      </text:list>
      <text:p text:style-name="Text_20_body">Prêt à relever le défi et à façonner une application qui vous ressemble ? Rejoignez-nous dès maintenant ! 🚀</text:p>
      <text:h text:style-name="P136" text:outline-level="1">Liste paginé avec filtre</text:h>
      <text:p text:style-name="P105">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05">On veut pouvoir afficher les informations page par page avec la possibilité de filtrer sur certaines colonnes de la table.</text:p>
      <text:p text:style-name="P68"><text:span text:style-name="T59">Il faut l’intégrer dans </text:span><text:span text:style-name="T42">une web app qui utilise</text:span> php/bootstrap/flight/latte/<text:span text:style-name="T42">sqlite, </text:span><text:span text:style-name="T59">et qui </text:span><text:span text:style-name="T42">a cette structure :</text:span></text:p>
      <text:p text:style-name="P104">├── app</text:p>
      <text:p text:style-name="P104">│ <text:s text:c="2"/>├── controllers</text:p>
      <text:p text:style-name="P104">│ <text:s text:c="2"/>├── helpers</text:p>
      <text:p text:style-name="P104">│ <text:s text:c="2"/>│ <text:s text:c="2"/>└── database</text:p>
      <text:p text:style-name="P104">│ <text:s text:c="2"/>├── images</text:p>
      <text:p text:style-name="P104">│ <text:s text:c="2"/>└── views</text:p>
      <text:p text:style-name="P104">│ <text:s text:c="6"/>├── groups</text:p>
      <text:p text:style-name="P104">│ <text:s text:c="6"/>├── persons</text:p>
      <text:h text:style-name="P137" text:outline-level="1">Liste de groupes avec leurs autorisations</text:h>
      <text:p text:style-name="P10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06">Écrire la requête SQL pour Sqlite pour avoir le nom des groupes et leurs autorisations concaténées dans un champ et séparé par des virgules </text:p>
      <text:h text:style-name="P139" text:outline-level="1">Inscrire les personnes dans des groupes</text:h>
      <text:p text:style-name="P179">Avec ces tables</text:p>
      <text:p text:style-name="P107">CREATE TABLE "Group" (</text:p>
      <text:p text:style-name="P107"><text:tab/>"Id"<text:tab/>INTEGER,</text:p>
      <text:p text:style-name="P107"><text:tab/>"Name"<text:tab/>TEXT NOT NULL,</text:p>
      <text:p text:style-name="P107"><text:tab/>"Inactivated"<text:tab/>INTEGER NOT NULL DEFAULT 0,</text:p>
      <text:p text:style-name="P107"><text:tab/>"SelfRegistration"<text:tab/>INTEGER NOT NULL DEFAULT 0,</text:p>
      <text:p text:style-name="P107"><text:tab/>PRIMARY KEY("Id")</text:p>
      <text:p text:style-name="P107">);</text:p>
      <text:p text:style-name="P107">CREATE TABLE "PersonGroup" (</text:p>
      <text:p text:style-name="P107"><text:tab/>"Id"<text:tab/>INTEGER,</text:p>
      <text:p text:style-name="P107"><text:tab/>"IdPerson"<text:tab/>INTEGER NOT NULL,</text:p>
      <text:p text:style-name="P107"><text:tab/>"IdGroup"<text:tab/>INTEGER NOT NULL,</text:p>
      <text:p text:style-name="P107"><text:tab/>FOREIGN KEY("IdPerson") REFERENCES "Person"("Id"),</text:p>
      <text:p text:style-name="P107"><text:tab/>FOREIGN KEY("IdGroup") REFERENCES "Group"("Id"),</text:p>
      <text:p text:style-name="P107"><text:tab/>PRIMARY KEY("Id")</text:p>
      <text:p text:style-name="P107">);</text:p>
      <text:p text:style-name="P107">CREATE TABLE "Person" (</text:p>
      <text:p text:style-name="P107"><text:tab/>"Id"<text:tab/>INTEGER,</text:p>
      <text:p text:style-name="P107"><text:tab/>"Email"<text:tab/>TEXT NOT NULL UNIQUE,</text:p>
      <text:p text:style-name="P107"><text:tab/>"Password"<text:tab/>TEXT,</text:p>
      <text:p text:style-name="P107"><text:tab/>"FirstName"<text:tab/>TEXT NOT NULL,</text:p>
      <text:p text:style-name="P107"><text:tab/>"LastName"<text:tab/>TEXT NOT NULL,</text:p>
      <text:p text:style-name="P107"><text:tab/>"NickName"<text:tab/>TEXT,</text:p>
      <text:p text:style-name="P107"><text:tab/>"Avatar"<text:tab/>TEXT,</text:p>
      <text:p text:style-name="P107"><text:tab/>"UseGravatar"<text:tab/>TEXT NOT NULL DEFAULT 'no',</text:p>
      <text:p text:style-name="P107"><text:tab/>"Token"<text:tab/>TEXT,</text:p>
      <text:p text:style-name="P107"><text:tab/>"TokenCreatedAt"<text:tab/>TEXT,</text:p>
      <text:p text:style-name="P107"><text:tab/>"Availabilities"<text:tab/>TEXT,</text:p>
      <text:p text:style-name="P107"><text:tab/>"Preferences"<text:tab/>TEXT,</text:p>
      <text:p text:style-name="P107"><text:tab/>"Imported"<text:tab/>INTEGER NOT NULL DEFAULT 0,</text:p>
      <text:p text:style-name="P107"><text:tab/>"Inactivated"<text:tab/>INTEGER NOT NULL DEFAULT 0,</text:p>
      <text:p text:style-name="P107"><text:tab/>"Phone"<text:tab/>TEXT,</text:p>
      <text:p text:style-name="P107"><text:tab/>PRIMARY KEY("Id")</text:p>
      <text:p text:style-name="P107">);</text:p>
      <text:p text:style-name="P107">CREATE TABLE "GroupAuthorization" (</text:p>
      <text:p text:style-name="P107"><text:tab/>"Id"<text:tab/>INTEGER,</text:p>
      <text:p text:style-name="P107"><text:tab/>"IdGroup"<text:tab/>INTEGER NOT NULL,</text:p>
      <text:p text:style-name="P107"><text:tab/>"IdAuthorization"<text:tab/>INTEGER NOT NULL,</text:p>
      <text:p text:style-name="P107"><text:tab/>FOREIGN KEY("IdGroup") REFERENCES "Group"("Id"),</text:p>
      <text:p text:style-name="P107"><text:tab/>FOREIGN KEY("IdAuthorization") REFERENCES "Authorization"("Id"),</text:p>
      <text:p text:style-name="P107"><text:tab/>PRIMARY KEY("Id")</text:p>
      <text:p text:style-name="P107">);</text:p>
      <text:p text:style-name="P180"><text:soft-page-break/><text:span text:style-name="T60">On veut créer un nouveau formulaire (registration) pour inscrire les personnes dans des groupes. La</text:span><text:span text:style-name="T42"> web app qui utilise</text:span> php/bootstrap/flight/latte/<text:span text:style-name="T42">sqlite, a cette structure :</text:span></text:p>
      <text:p text:style-name="P107">├── app</text:p>
      <text:p text:style-name="P107">│   ├── controllers</text:p>
      <text:p text:style-name="P107">│   ├── helpers</text:p>
      <text:p text:style-name="P107">│   │   └── database</text:p>
      <text:p text:style-name="P107">│   ├── images</text:p>
      <text:p text:style-name="P107">│   └── views</text:p>
      <text:p text:style-name="P107">│   <text:s text:c="4"/>├── admin</text:p>
      <text:p text:style-name="P107">│   <text:s text:c="4"/>├── groups</text:p>
      <text:p text:style-name="P107">│   <text:s text:c="4"/>├── logs</text:p>
      <text:p text:style-name="P107">│   <text:s text:c="4"/>├── navbar</text:p>
      <text:p text:style-name="P107">│   <text:s text:c="4"/>├── persons</text:p>
      <text:p text:style-name="P107">│   <text:s text:c="4"/>└── user</text:p>
      <text:p text:style-name="P181">2 variables booléennes $isWebmaster et $isPersonManager permettent respectivement d’inscrire les personnes dans des groupes avec autorisations ou sans autorisation.</text:p>
      <text:p text:style-name="P18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38"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H19M35S</meta:editing-duration>
    <meta:editing-cycles>52</meta:editing-cycles>
    <meta:generator>LibreOffice/24.2.7.2$Linux_X86_64 LibreOffice_project/420$Build-2</meta:generator>
    <dc:title>Technical</dc:title>
    <dc:date>2025-02-12T14:58:57.659468197</dc:date>
    <meta:document-statistic meta:table-count="0" meta:image-count="13" meta:object-count="0" meta:page-count="48" meta:paragraph-count="1926" meta:word-count="10109" meta:character-count="80036" meta:non-whitespace-character-count="71093"/>
    <meta:template xlink:type="simple" xlink:actuate="onRequest" xlink:title="Technical" xlink:href="../../../../../.config/libreoffice/4/user/template/Technical.ott" meta:date="2025-01-03T07:52:16.606689178"/>
  </office:meta>
</office:document-meta>
</file>